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bold" style:family="table-cell" style:display-name="bold">
      <style:text-properties fo:font-weight="bold"/>
    </style:style>
    <style:style style:name="stats_header" style:family="table-cell" style:display-name="stats_header">
      <style:table-cell-properties fo:background-color="#E0E0E0"/>
      <style:text-properties fo:font-weight="bold" fo:font-size="12pt"/>
    </style:style>
    <style:style style:name="section_header" style:family="table-cell" style:display-name="section_header">
      <style:table-cell-properties fo:background-color="#CCCCCC"/>
      <style:text-properties fo:font-weight="bold"/>
    </style:style>
    <style:style style:name="header" style:family="table-cell" style:display-name="header">
      <style:table-cell-properties fo:background-color="#4A90E2"/>
      <style:text-properties fo:font-weight="bold" fo:color="#FFFFFF"/>
    </style:style>
    <style:style style:name="author_Advize" style:family="table-cell" style:display-name="author_Advize">
      <style:table-cell-properties fo:background-color="#E6F3FF"/>
    </style:style>
    <style:style style:name="author_Azumatt" style:family="table-cell" style:display-name="author_Azumatt">
      <style:table-cell-properties fo:background-color="#FFE6E6"/>
    </style:style>
    <style:style style:name="author_BentoG" style:family="table-cell" style:display-name="author_BentoG">
      <style:table-cell-properties fo:background-color="#E6FFE6"/>
    </style:style>
    <style:style style:name="author_BetterUI_ForeverMaintained" style:family="table-cell" style:display-name="author_BetterUI_ForeverMaintained">
      <style:table-cell-properties fo:background-color="#FFF4E6"/>
    </style:style>
    <style:style style:name="author_blacks7ar" style:family="table-cell" style:display-name="author_blacks7ar">
      <style:table-cell-properties fo:background-color="#F0E6FF"/>
    </style:style>
    <style:style style:name="author_coemt" style:family="table-cell" style:display-name="author_coemt">
      <style:table-cell-properties fo:background-color="#FFFFE6"/>
    </style:style>
    <style:style style:name="author_ComfyMods" style:family="table-cell" style:display-name="author_ComfyMods">
      <style:table-cell-properties fo:background-color="#FFE6F0"/>
    </style:style>
    <style:style style:name="author_denikson" style:family="table-cell" style:display-name="author_denikson">
      <style:table-cell-properties fo:background-color="#E6FFFF"/>
    </style:style>
    <style:style style:name="author_Digitalroot" style:family="table-cell" style:display-name="author_Digitalroot">
      <style:table-cell-properties fo:background-color="#F5E6D3"/>
    </style:style>
    <style:style style:name="author_flashybaps" style:family="table-cell" style:display-name="author_flashybaps">
      <style:table-cell-properties fo:background-color="#E6E6FF"/>
    </style:style>
    <style:style style:name="author_GoldenJude" style:family="table-cell" style:display-name="author_GoldenJude">
      <style:table-cell-properties fo:background-color="#E6F3FF"/>
    </style:style>
    <style:style style:name="author_Goldenrevolver" style:family="table-cell" style:display-name="author_Goldenrevolver">
      <style:table-cell-properties fo:background-color="#FFE6E6"/>
    </style:style>
    <style:style style:name="author_HugotheDwarf" style:family="table-cell" style:display-name="author_HugotheDwarf">
      <style:table-cell-properties fo:background-color="#E6FFE6"/>
    </style:style>
    <style:style style:name="author_JereKuusela" style:family="table-cell" style:display-name="author_JereKuusela">
      <style:table-cell-properties fo:background-color="#FFF4E6"/>
    </style:style>
    <style:style style:name="author_JuneGame" style:family="table-cell" style:display-name="author_JuneGame">
      <style:table-cell-properties fo:background-color="#F0E6FF"/>
    </style:style>
    <style:style style:name="author_kinghfb" style:family="table-cell" style:display-name="author_kinghfb">
      <style:table-cell-properties fo:background-color="#FFFFE6"/>
    </style:style>
    <style:style style:name="author_Marlthon" style:family="table-cell" style:display-name="author_Marlthon">
      <style:table-cell-properties fo:background-color="#FFE6F0"/>
    </style:style>
    <style:style style:name="author_MSchmoecker" style:family="table-cell" style:display-name="author_MSchmoecker">
      <style:table-cell-properties fo:background-color="#E6FFFF"/>
    </style:style>
    <style:style style:name="author_nbusseneau" style:family="table-cell" style:display-name="author_nbusseneau">
      <style:table-cell-properties fo:background-color="#F5E6D3"/>
    </style:style>
    <style:style style:name="author_Neobotics" style:family="table-cell" style:display-name="author_Neobotics">
      <style:table-cell-properties fo:background-color="#E6E6FF"/>
    </style:style>
    <style:style style:name="author_Nextek" style:family="table-cell" style:display-name="author_Nextek">
      <style:table-cell-properties fo:background-color="#E6F3FF"/>
    </style:style>
    <style:style style:name="author_OdinPlus" style:family="table-cell" style:display-name="author_OdinPlus">
      <style:table-cell-properties fo:background-color="#FFE6E6"/>
    </style:style>
    <style:style style:name="author_OhhLoz" style:family="table-cell" style:display-name="author_OhhLoz">
      <style:table-cell-properties fo:background-color="#E6FFE6"/>
    </style:style>
    <style:style style:name="author_plumga" style:family="table-cell" style:display-name="author_plumga">
      <style:table-cell-properties fo:background-color="#FFF4E6"/>
    </style:style>
    <style:style style:name="author_probablykory" style:family="table-cell" style:display-name="author_probablykory">
      <style:table-cell-properties fo:background-color="#F0E6FF"/>
    </style:style>
    <style:style style:name="author_Rabid_Wolf_Studios" style:family="table-cell" style:display-name="author_Rabid_Wolf_Studios">
      <style:table-cell-properties fo:background-color="#FFFFE6"/>
    </style:style>
    <style:style style:name="author_RandyKnapp" style:family="table-cell" style:display-name="author_RandyKnapp">
      <style:table-cell-properties fo:background-color="#FFE6F0"/>
    </style:style>
    <style:style style:name="author_Revel" style:family="table-cell" style:display-name="author_Revel">
      <style:table-cell-properties fo:background-color="#E6FFFF"/>
    </style:style>
    <style:style style:name="author_RustyMods" style:family="table-cell" style:display-name="author_RustyMods">
      <style:table-cell-properties fo:background-color="#F5E6D3"/>
    </style:style>
    <style:style style:name="author_Searica" style:family="table-cell" style:display-name="author_Searica">
      <style:table-cell-properties fo:background-color="#E6E6FF"/>
    </style:style>
    <style:style style:name="author_shudnal" style:family="table-cell" style:display-name="author_shudnal">
      <style:table-cell-properties fo:background-color="#E6F3FF"/>
    </style:style>
    <style:style style:name="author_Smoothbrain" style:family="table-cell" style:display-name="author_Smoothbrain">
      <style:table-cell-properties fo:background-color="#FFE6E6"/>
    </style:style>
    <style:style style:name="author_TastyChickenLegs" style:family="table-cell" style:display-name="author_TastyChickenLegs">
      <style:table-cell-properties fo:background-color="#E6FFE6"/>
    </style:style>
    <style:style style:name="author_Therzie" style:family="table-cell" style:display-name="author_Therzie">
      <style:table-cell-properties fo:background-color="#FFF4E6"/>
    </style:style>
    <style:style style:name="author_ValheimModding" style:family="table-cell" style:display-name="author_ValheimModding">
      <style:table-cell-properties fo:background-color="#F0E6FF"/>
    </style:style>
    <style:style style:name="author_Vapok" style:family="table-cell" style:display-name="author_Vapok">
      <style:table-cell-properties fo:background-color="#FFFFE6"/>
    </style:style>
    <style:style style:name="author_VentureValheim" style:family="table-cell" style:display-name="author_VentureValheim">
      <style:table-cell-properties fo:background-color="#FFE6F0"/>
    </style:style>
    <style:style style:name="author_warpalicious" style:family="table-cell" style:display-name="author_warpalicious">
      <style:table-cell-properties fo:background-color="#E6FFFF"/>
    </style:style>
    <style:style style:name="author_Yggdrah" style:family="table-cell" style:display-name="author_Yggdrah">
      <style:table-cell-properties fo:background-color="#F5E6D3"/>
    </style:style>
  </office:automatic-styles>
  <office:body>
    <office:spreadsheet>
      <table:table table:name="Mods">
        <table:table-column/>
        <table:table-column/>
        <table:table-column/>
        <table:table-column/>
        <table:table-column/>
        <table:table-column/>
        <table:table-row>
          <table:table-cell table:style-name="stats_header">
            <text:p>PROFILE STATISTICS</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bold">
            <text:p>Profile Name:</text:p>
          </table:table-cell>
          <table:table-cell table:style-name="bold">
            <text:p>MODS-TEST</text:p>
          </table:table-cell>
          <table:table-cell table:style-name="bold">
            <text:p/>
          </table:table-cell>
          <table:table-cell table:style-name="bold">
            <text:p/>
          </table:table-cell>
          <table:table-cell table:style-name="bold">
            <text:p/>
          </table:table-cell>
          <table:table-cell table:style-name="bold">
            <text:p/>
          </table:table-cell>
        </table:table-row>
        <table:table-row>
          <table:table-cell>
            <text:p>Export Date:</text:p>
          </table:table-cell>
          <table:table-cell>
            <text:p>2025-11-30 19:23:31</text:p>
          </table:table-cell>
          <table:table-cell>
            <text:p/>
          </table:table-cell>
          <table:table-cell>
            <text:p/>
          </table:table-cell>
          <table:table-cell>
            <text:p/>
          </table:table-cell>
          <table:table-cell>
            <text:p/>
          </table:table-cell>
        </table:table-row>
        <table:table-row>
          <table:table-cell>
            <text:p>Total Mods:</text:p>
          </table:table-cell>
          <table:table-cell>
            <text:p>112</text:p>
          </table:table-cell>
          <table:table-cell>
            <text:p/>
          </table:table-cell>
          <table:table-cell>
            <text:p/>
          </table:table-cell>
          <table:table-cell>
            <text:p/>
          </table:table-cell>
          <table:table-cell>
            <text:p/>
          </table:table-cell>
        </table:table-row>
        <table:table-row>
          <table:table-cell>
            <text:p>Enabled Mods:</text:p>
          </table:table-cell>
          <table:table-cell>
            <text:p>112</text:p>
          </table:table-cell>
          <table:table-cell>
            <text:p/>
          </table:table-cell>
          <table:table-cell>
            <text:p/>
          </table:table-cell>
          <table:table-cell>
            <text:p/>
          </table:table-cell>
          <table:table-cell>
            <text:p/>
          </table:table-cell>
        </table:table-row>
        <table:table-row>
          <table:table-cell>
            <text:p>Disabled Mods:</text:p>
          </table:table-cell>
          <table:table-cell>
            <text:p>0</text:p>
          </table:table-cell>
          <table:table-cell>
            <text:p/>
          </table:table-cell>
          <table:table-cell>
            <text:p/>
          </table:table-cell>
          <table:table-cell>
            <text:p/>
          </table:table-cell>
          <table:table-cell>
            <text:p/>
          </table:table-cell>
        </table:table-row>
        <table:table-row>
          <table:table-cell>
            <text:p>Unique Authors:</text:p>
          </table:table-cell>
          <table:table-cell>
            <text:p>39</text:p>
          </table:table-cell>
          <table:table-cell>
            <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ection_header">
            <text:p>TOP AUTHORS (by mod count)</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row>
        <table:table-row>
          <table:table-cell>
            <text:p>blacks7ar</text:p>
          </table:table-cell>
          <table:table-cell>
            <text:p>12 mods</text:p>
          </table:table-cell>
          <table:table-cell>
            <text:p/>
          </table:table-cell>
          <table:table-cell>
            <text:p/>
          </table:table-cell>
          <table:table-cell>
            <text:p/>
          </table:table-cell>
          <table:table-cell>
            <text:p/>
          </table:table-cell>
        </table:table-row>
        <table:table-row>
          <table:table-cell>
            <text:p>Azumatt</text:p>
          </table:table-cell>
          <table:table-cell>
            <text:p>11 mods</text:p>
          </table:table-cell>
          <table:table-cell>
            <text:p/>
          </table:table-cell>
          <table:table-cell>
            <text:p/>
          </table:table-cell>
          <table:table-cell>
            <text:p/>
          </table:table-cell>
          <table:table-cell>
            <text:p/>
          </table:table-cell>
        </table:table-row>
        <table:table-row>
          <table:table-cell>
            <text:p>Smoothbrain</text:p>
          </table:table-cell>
          <table:table-cell>
            <text:p>11 mods</text:p>
          </table:table-cell>
          <table:table-cell>
            <text:p/>
          </table:table-cell>
          <table:table-cell>
            <text:p/>
          </table:table-cell>
          <table:table-cell>
            <text:p/>
          </table:table-cell>
          <table:table-cell>
            <text:p/>
          </table:table-cell>
        </table:table-row>
        <table:table-row>
          <table:table-cell>
            <text:p>OdinPlus</text:p>
          </table:table-cell>
          <table:table-cell>
            <text:p>8 mods</text:p>
          </table:table-cell>
          <table:table-cell>
            <text:p/>
          </table:table-cell>
          <table:table-cell>
            <text:p/>
          </table:table-cell>
          <table:table-cell>
            <text:p/>
          </table:table-cell>
          <table:table-cell>
            <text:p/>
          </table:table-cell>
        </table:table-row>
        <table:table-row>
          <table:table-cell>
            <text:p>warpalicious</text:p>
          </table:table-cell>
          <table:table-cell>
            <text:p>8 mods</text:p>
          </table:table-cell>
          <table:table-cell>
            <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ection_header">
            <text:p>NEWEST MODS (by version)</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row>
        <table:table-row>
          <table:table-cell table:style-name="bold">
            <text:p>Mod Name</text:p>
          </table:table-cell>
          <table:table-cell table:style-name="bold">
            <text:p>Author</text:p>
          </table:table-cell>
          <table:table-cell table:style-name="bold">
            <text:p>Version</text:p>
          </table:table-cell>
          <table:table-cell table:style-name="bold">
            <text:p/>
          </table:table-cell>
          <table:table-cell table:style-name="bold">
            <text:p/>
          </table:table-cell>
          <table:table-cell table:style-name="bold">
            <text:p/>
          </table:table-cell>
        </table:table-row>
        <table:table-row>
          <table:table-cell>
            <text:p>YamlDotNet</text:p>
          </table:table-cell>
          <table:table-cell>
            <text:p>ValheimModding</text:p>
          </table:table-cell>
          <table:table-cell>
            <text:p>16.3.1</text:p>
          </table:table-cell>
          <table:table-cell>
            <text:p/>
          </table:table-cell>
          <table:table-cell>
            <text:p/>
          </table:table-cell>
          <table:table-cell>
            <text:p/>
          </table:table-cell>
        </table:table-row>
        <table:table-row>
          <table:table-cell>
            <text:p>JsonDotNET</text:p>
          </table:table-cell>
          <table:table-cell>
            <text:p>ValheimModding</text:p>
          </table:table-cell>
          <table:table-cell>
            <text:p>13.0.4</text:p>
          </table:table-cell>
          <table:table-cell>
            <text:p/>
          </table:table-cell>
          <table:table-cell>
            <text:p/>
          </table:table-cell>
          <table:table-cell>
            <text:p/>
          </table:table-cell>
        </table:table-row>
        <table:table-row>
          <table:table-cell>
            <text:p>HoneyPlus</text:p>
          </table:table-cell>
          <table:table-cell>
            <text:p>OhhLoz</text:p>
          </table:table-cell>
          <table:table-cell>
            <text:p>6.1.0</text:p>
          </table:table-cell>
          <table:table-cell>
            <text:p/>
          </table:table-cell>
          <table:table-cell>
            <text:p/>
          </table:table-cell>
          <table:table-cell>
            <text:p/>
          </table:table-cell>
        </table:table-row>
        <table:table-row>
          <table:table-cell>
            <text:p>BepInExPack_Valheim</text:p>
          </table:table-cell>
          <table:table-cell>
            <text:p>denikson</text:p>
          </table:table-cell>
          <table:table-cell>
            <text:p>5.4.2333</text:p>
          </table:table-cell>
          <table:table-cell>
            <text:p/>
          </table:table-cell>
          <table:table-cell>
            <text:p/>
          </table:table-cell>
          <table:table-cell>
            <text:p/>
          </table:table-cell>
        </table:table-row>
        <table:table-row>
          <table:table-cell>
            <text:p>Seasonality</text:p>
          </table:table-cell>
          <table:table-cell>
            <text:p>RustyMods</text:p>
          </table:table-cell>
          <table:table-cell>
            <text:p>3.7.3</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ection_header">
            <text:p>OLDEST MODS (by version)</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row>
        <table:table-row>
          <table:table-cell table:style-name="bold">
            <text:p>Mod Name</text:p>
          </table:table-cell>
          <table:table-cell table:style-name="bold">
            <text:p>Author</text:p>
          </table:table-cell>
          <table:table-cell table:style-name="bold">
            <text:p>Version</text:p>
          </table:table-cell>
          <table:table-cell table:style-name="bold">
            <text:p/>
          </table:table-cell>
          <table:table-cell table:style-name="bold">
            <text:p/>
          </table:table-cell>
          <table:table-cell table:style-name="bold">
            <text:p/>
          </table:table-cell>
        </table:table-row>
        <table:table-row>
          <table:table-cell>
            <text:p>MarlthonCore</text:p>
          </table:table-cell>
          <table:table-cell>
            <text:p>Marlthon</text:p>
          </table:table-cell>
          <table:table-cell>
            <text:p>0.0.2</text:p>
          </table:table-cell>
          <table:table-cell>
            <text:p/>
          </table:table-cell>
          <table:table-cell>
            <text:p/>
          </table:table-cell>
          <table:table-cell>
            <text:p/>
          </table:table-cell>
        </table:table-row>
        <table:table-row>
          <table:table-cell>
            <text:p>ExplorersVision</text:p>
          </table:table-cell>
          <table:table-cell>
            <text:p>Searica</text:p>
          </table:table-cell>
          <table:table-cell>
            <text:p>0.1.1</text:p>
          </table:table-cell>
          <table:table-cell>
            <text:p/>
          </table:table-cell>
          <table:table-cell>
            <text:p/>
          </table:table-cell>
          <table:table-cell>
            <text:p/>
          </table:table-cell>
        </table:table-row>
        <table:table-row>
          <table:table-cell>
            <text:p>StopChoppyAudio</text:p>
          </table:table-cell>
          <table:table-cell>
            <text:p>Neobotics</text:p>
          </table:table-cell>
          <table:table-cell>
            <text:p>0.1.2</text:p>
          </table:table-cell>
          <table:table-cell>
            <text:p/>
          </table:table-cell>
          <table:table-cell>
            <text:p/>
          </table:table-cell>
          <table:table-cell>
            <text:p/>
          </table:table-cell>
        </table:table-row>
        <table:table-row>
          <table:table-cell>
            <text:p>BetterBallistas</text:p>
          </table:table-cell>
          <table:table-cell>
            <text:p>Neobotics</text:p>
          </table:table-cell>
          <table:table-cell>
            <text:p>0.1.2</text:p>
          </table:table-cell>
          <table:table-cell>
            <text:p/>
          </table:table-cell>
          <table:table-cell>
            <text:p/>
          </table:table-cell>
          <table:table-cell>
            <text:p/>
          </table:table-cell>
        </table:table-row>
        <table:table-row>
          <table:table-cell>
            <text:p>Clutter</text:p>
          </table:table-cell>
          <table:table-cell>
            <text:p>plumga</text:p>
          </table:table-cell>
          <table:table-cell>
            <text:p>0.1.7</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tats_header">
            <text:p>COMPLETE MOD LIST</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header">
            <text:p>Author</text:p>
          </table:table-cell>
          <table:table-cell table:style-name="header">
            <text:p>Mod Name</text:p>
          </table:table-cell>
          <table:table-cell table:style-name="header">
            <text:p>Version</text:p>
          </table:table-cell>
          <table:table-cell table:style-name="header">
            <text:p>Enabled</text:p>
          </table:table-cell>
          <table:table-cell table:style-name="header">
            <text:p>Description</text:p>
          </table:table-cell>
          <table:table-cell table:style-name="header">
            <text:p>Website</text:p>
          </table:table-cell>
        </table:table-row>
        <table:table-row>
          <table:table-cell table:style-name="author_Advize">
            <text:p>Advize</text:p>
          </table:table-cell>
          <table:table-cell table:style-name="author_Advize">
            <text:p>PlantEasily</text:p>
          </table:table-cell>
          <table:table-cell table:style-name="author_Advize">
            <text:p>2.0.3</text:p>
          </table:table-cell>
          <table:table-cell table:style-name="author_Advize">
            <text:p>Yes</text:p>
          </table:table-cell>
          <table:table-cell table:style-name="author_Advize">
            <text:p>Allows you to plant evenly spaced crops, either one at a time or in any amount of rows and columns, with grid snapping features and invalid crop placement prevention. Harvest in bulk and optionally auto replant crops. Configurable and supports gamepad.</text:p>
          </table:table-cell>
          <table:table-cell table:style-name="author_Advize">
            <text:p>https://thunderstore.io/c/valheim/p/Advize/PlantEasily/</text:p>
          </table:table-cell>
        </table:table-row>
        <table:table-row>
          <table:table-cell table:style-name="author_Advize">
            <text:p>Advize</text:p>
          </table:table-cell>
          <table:table-cell table:style-name="author_Advize">
            <text:p>PlantEverything</text:p>
          </table:table-cell>
          <table:table-cell table:style-name="author_Advize">
            <text:p>1.20.0</text:p>
          </table:table-cell>
          <table:table-cell table:style-name="author_Advize">
            <text:p>Yes</text:p>
          </table:table-cell>
          <table:table-cell table:style-name="author_Advize">
            <text:p>Allows your cultivator to plant berry bushes, thistle, dandelions, mushrooms, previously unavailable tree types, and other decorative flora. Includes many other miscellaneous features (see description). Highly configurable with localization support.</text:p>
          </table:table-cell>
          <table:table-cell table:style-name="author_Advize">
            <text:p>https://thunderstore.io/c/valheim/p/Advize/PlantEverything/</text:p>
          </table:table-cell>
        </table:table-row>
        <table:table-row>
          <table:table-cell table:style-name="author_Azumatt">
            <text:p>Azumatt</text:p>
          </table:table-cell>
          <table:table-cell table:style-name="author_Azumatt">
            <text:p>AzuAreaRepair</text:p>
          </table:table-cell>
          <table:table-cell table:style-name="author_Azumatt">
            <text:p>1.1.6</text:p>
          </table:table-cell>
          <table:table-cell table:style-name="author_Azumatt">
            <text:p>Yes</text:p>
          </table:table-cell>
          <table:table-cell table:style-name="author_Azumatt">
            <text:p>Repair pieces in a specified area around the player when using the hammer to repair. Code pulled from OdinsQOL</text:p>
          </table:table-cell>
          <table:table-cell table:style-name="author_Azumatt">
            <text:p>https://thunderstore.io/c/valheim/p/Azumatt/AzuAreaRepair/</text:p>
          </table:table-cell>
        </table:table-row>
        <table:table-row>
          <table:table-cell table:style-name="author_Azumatt">
            <text:p>Azumatt</text:p>
          </table:table-cell>
          <table:table-cell table:style-name="author_Azumatt">
            <text:p>AzuExtendedPlayerInventory</text:p>
          </table:table-cell>
          <table:table-cell table:style-name="author_Azumatt">
            <text:p>1.4.12</text:p>
          </table:table-cell>
          <table:table-cell table:style-name="author_Azumatt">
            <text:p>Yes</text:p>
          </table:table-cell>
          <table:table-cell table:style-name="author_Azumatt">
            <text:p>AzuEPI is Extended Player Inventory from OdinsQOL pulled out for your modular pleasure. Currently pulled out as is, but soon get a rewrite of sorts!</text:p>
          </table:table-cell>
          <table:table-cell table:style-name="author_Azumatt">
            <text:p>https://thunderstore.io/c/valheim/p/Azumatt/AzuExtendedPlayerInventory/</text:p>
          </table:table-cell>
        </table:table-row>
        <table:table-row>
          <table:table-cell table:style-name="author_Azumatt">
            <text:p>Azumatt</text:p>
          </table:table-cell>
          <table:table-cell table:style-name="author_Azumatt">
            <text:p>AzuMiscPatches</text:p>
          </table:table-cell>
          <table:table-cell table:style-name="author_Azumatt">
            <text:p>1.2.8</text:p>
          </table:table-cell>
          <table:table-cell table:style-name="author_Azumatt">
            <text:p>Yes</text:p>
          </table:table-cell>
          <table:table-cell table:style-name="author_Azumatt">
            <text:p>Collection of patches from OdinQOL that didn't really have a home in a mod of their own</text:p>
          </table:table-cell>
          <table:table-cell table:style-name="author_Azumatt">
            <text:p>https://thunderstore.io/c/valheim/p/Azumatt/AzuMiscPatches/</text:p>
          </table:table-cell>
        </table:table-row>
        <table:table-row>
          <table:table-cell table:style-name="author_Azumatt">
            <text:p>Azumatt</text:p>
          </table:table-cell>
          <table:table-cell table:style-name="author_Azumatt">
            <text:p>AzuWearNTearPatches</text:p>
          </table:table-cell>
          <table:table-cell table:style-name="author_Azumatt">
            <text:p>1.0.8</text:p>
          </table:table-cell>
          <table:table-cell table:style-name="author_Azumatt">
            <text:p>Yes</text:p>
          </table:table-cell>
          <table:table-cell table:style-name="author_Azumatt">
            <text:p>Patches that alter the wear and tear component of build pieces (Walls, ships, carts &amp; shit). Structural integrity, damage and weather options.</text:p>
          </table:table-cell>
          <table:table-cell table:style-name="author_Azumatt">
            <text:p>https://thunderstore.io/c/valheim/p/Azumatt/AzuWearNTearPatches/</text:p>
          </table:table-cell>
        </table:table-row>
        <table:table-row>
          <table:table-cell table:style-name="author_Azumatt">
            <text:p>Azumatt</text:p>
          </table:table-cell>
          <table:table-cell table:style-name="author_Azumatt">
            <text:p>AzuWorkbenchTweaks</text:p>
          </table:table-cell>
          <table:table-cell table:style-name="author_Azumatt">
            <text:p>1.0.5</text:p>
          </table:table-cell>
          <table:table-cell table:style-name="author_Azumatt">
            <text:p>Yes</text:p>
          </table:table-cell>
          <table:table-cell table:style-name="author_Azumatt">
            <text:p>A mod that changes some behaviour of workbenches.</text:p>
          </table:table-cell>
          <table:table-cell table:style-name="author_Azumatt">
            <text:p>https://thunderstore.io/c/valheim/p/Azumatt/AzuWorkbenchTweaks/</text:p>
          </table:table-cell>
        </table:table-row>
        <table:table-row>
          <table:table-cell table:style-name="author_Azumatt">
            <text:p>Azumatt</text:p>
          </table:table-cell>
          <table:table-cell table:style-name="author_Azumatt">
            <text:p>BowsBeforeHoes</text:p>
          </table:table-cell>
          <table:table-cell table:style-name="author_Azumatt">
            <text:p>1.3.11</text:p>
          </table:table-cell>
          <table:table-cell table:style-name="author_Azumatt">
            <text:p>Yes</text:p>
          </table:table-cell>
          <table:table-cell table:style-name="author_Azumatt">
            <text:p>Bow and Quiver mod. Some tweaks available for archery. 50% chance to return arrows on hit (configurable). This mod is a work in progress with more quivers and features to come.</text:p>
          </table:table-cell>
          <table:table-cell table:style-name="author_Azumatt">
            <text:p>https://thunderstore.io/c/valheim/p/Azumatt/BowsBeforeHoes/</text:p>
          </table:table-cell>
        </table:table-row>
        <table:table-row>
          <table:table-cell table:style-name="author_Azumatt">
            <text:p>Azumatt</text:p>
          </table:table-cell>
          <table:table-cell table:style-name="author_Azumatt">
            <text:p>Build_Camera_Custom_Hammers_Edition</text:p>
          </table:table-cell>
          <table:table-cell table:style-name="author_Azumatt">
            <text:p>1.2.8</text:p>
          </table:table-cell>
          <table:table-cell table:style-name="author_Azumatt">
            <text:p>Yes</text:p>
          </table:table-cell>
          <table:table-cell table:style-name="author_Azumatt">
            <text:p>Adds a build camera to your vanilla and custom hammers. Taken over from the original mod by Azumatt.</text:p>
          </table:table-cell>
          <table:table-cell table:style-name="author_Azumatt">
            <text:p>https://thunderstore.io/c/valheim/p/Azumatt/Build_Camera_Custom_Hammers_Edition/</text:p>
          </table:table-cell>
        </table:table-row>
        <table:table-row>
          <table:table-cell table:style-name="author_Azumatt">
            <text:p>Azumatt</text:p>
          </table:table-cell>
          <table:table-cell table:style-name="author_Azumatt">
            <text:p>HaulersHelper</text:p>
          </table:table-cell>
          <table:table-cell table:style-name="author_Azumatt">
            <text:p>1.0.4</text:p>
          </table:table-cell>
          <table:table-cell table:style-name="author_Azumatt">
            <text:p>Yes</text:p>
          </table:table-cell>
          <table:table-cell table:style-name="author_Azumatt">
            <text:p>A mod that allows you to control the values on carts or things that use the cart script. Supports custom carts.</text:p>
          </table:table-cell>
          <table:table-cell table:style-name="author_Azumatt">
            <text:p>https://thunderstore.io/c/valheim/p/Azumatt/HaulersHelper/</text:p>
          </table:table-cell>
        </table:table-row>
        <table:table-row>
          <table:table-cell table:style-name="author_Azumatt">
            <text:p>Azumatt</text:p>
          </table:table-cell>
          <table:table-cell table:style-name="author_Azumatt">
            <text:p>Recycle_N_Reclaim</text:p>
          </table:table-cell>
          <table:table-cell table:style-name="author_Azumatt">
            <text:p>1.3.10</text:p>
          </table:table-cell>
          <table:table-cell table:style-name="author_Azumatt">
            <text:p>Yes</text:p>
          </table:table-cell>
          <table:table-cell table:style-name="author_Azumatt">
            <text:p>A mod that allows you to recycle items back into resources used to make them. Adds a 'Reclaim' tab/button to the crafting menu. Additionally can be used inside of your inventory directly.</text:p>
          </table:table-cell>
          <table:table-cell table:style-name="author_Azumatt">
            <text:p>https://thunderstore.io/c/valheim/p/Azumatt/Recycle_N_Reclaim/</text:p>
          </table:table-cell>
        </table:table-row>
        <table:table-row>
          <table:table-cell table:style-name="author_Azumatt">
            <text:p>Azumatt</text:p>
          </table:table-cell>
          <table:table-cell table:style-name="author_Azumatt">
            <text:p>SleepSkip</text:p>
          </table:table-cell>
          <table:table-cell table:style-name="author_Azumatt">
            <text:p>1.2.3</text:p>
          </table:table-cell>
          <table:table-cell table:style-name="author_Azumatt">
            <text:p>Yes</text:p>
          </table:table-cell>
          <table:table-cell table:style-name="author_Azumatt">
            <text:p>Server and Client mod that allows players to skip the night when a percentage of players agree to skip.</text:p>
          </table:table-cell>
          <table:table-cell table:style-name="author_Azumatt">
            <text:p>https://thunderstore.io/c/valheim/p/Azumatt/SleepSkip/</text:p>
          </table:table-cell>
        </table:table-row>
        <table:table-row>
          <table:table-cell table:style-name="author_Azumatt">
            <text:p>Azumatt</text:p>
          </table:table-cell>
          <table:table-cell table:style-name="author_Azumatt">
            <text:p>WardIsLove</text:p>
          </table:table-cell>
          <table:table-cell table:style-name="author_Azumatt">
            <text:p>3.7.1</text:p>
          </table:table-cell>
          <table:table-cell table:style-name="author_Azumatt">
            <text:p>Yes</text:p>
          </table:table-cell>
          <table:table-cell table:style-name="author_Azumatt">
            <text:p>A dedicated ward mod. Based around the idea that wards should be individually configurable. Managed with a simple GUI interface for admins and ward owners (if allowed).</text:p>
          </table:table-cell>
          <table:table-cell table:style-name="author_Azumatt">
            <text:p>https://thunderstore.io/c/valheim/p/Azumatt/WardIsLove/</text:p>
          </table:table-cell>
        </table:table-row>
        <table:table-row>
          <table:table-cell table:style-name="author_BentoG">
            <text:p>BentoG</text:p>
          </table:table-cell>
          <table:table-cell table:style-name="author_BentoG">
            <text:p>MissingPieces</text:p>
          </table:table-cell>
          <table:table-cell table:style-name="author_BentoG">
            <text:p>2.2.2</text:p>
          </table:table-cell>
          <table:table-cell table:style-name="author_BentoG">
            <text:p>Yes</text:p>
          </table:table-cell>
          <table:table-cell table:style-name="author_BentoG">
            <text:p>A fix for what impedes your building fix.</text:p>
          </table:table-cell>
          <table:table-cell table:style-name="author_BentoG">
            <text:p>https://thunderstore.io/c/valheim/p/BentoG/MissingPieces/</text:p>
          </table:table-cell>
        </table:table-row>
        <table:table-row>
          <table:table-cell table:style-name="author_BetterUI_ForeverMaintained">
            <text:p>BetterUI_ForeverMaintained</text:p>
          </table:table-cell>
          <table:table-cell table:style-name="author_BetterUI_ForeverMaintained">
            <text:p>BetterUI_ForeverMaintained</text:p>
          </table:table-cell>
          <table:table-cell table:style-name="author_BetterUI_ForeverMaintained">
            <text:p>2.5.9</text:p>
          </table:table-cell>
          <table:table-cell table:style-name="author_BetterUI_ForeverMaintained">
            <text:p>Yes</text:p>
          </table:table-cell>
          <table:table-cell table:style-name="author_BetterUI_ForeverMaintained">
            <text:p>BetterUI once again fixed up for the masses. This time, it won't be abandoned.</text:p>
          </table:table-cell>
          <table:table-cell table:style-name="author_BetterUI_ForeverMaintained">
            <text:p>https://thunderstore.io/c/valheim/p/BetterUI_ForeverMaintained/BetterUI_ForeverMaintained/</text:p>
          </table:table-cell>
        </table:table-row>
        <table:table-row>
          <table:table-cell table:style-name="author_blacks7ar">
            <text:p>blacks7ar</text:p>
          </table:table-cell>
          <table:table-cell table:style-name="author_blacks7ar">
            <text:p>Agility</text:p>
          </table:table-cell>
          <table:table-cell table:style-name="author_blacks7ar">
            <text:p>1.1.6</text:p>
          </table:table-cell>
          <table:table-cell table:style-name="author_blacks7ar">
            <text:p>Yes</text:p>
          </table:table-cell>
          <table:table-cell table:style-name="author_blacks7ar">
            <text:p>A simple skill mod that increases your attack speed, walk speed, run speed and jump force as the skill levels up.</text:p>
          </table:table-cell>
          <table:table-cell table:style-name="author_blacks7ar">
            <text:p>https://thunderstore.io/c/valheim/p/blacks7ar/Agility/</text:p>
          </table:table-cell>
        </table:table-row>
        <table:table-row>
          <table:table-cell table:style-name="author_blacks7ar">
            <text:p>blacks7ar</text:p>
          </table:table-cell>
          <table:table-cell table:style-name="author_blacks7ar">
            <text:p>BeeKeeper</text:p>
          </table:table-cell>
          <table:table-cell table:style-name="author_blacks7ar">
            <text:p>1.0.7</text:p>
          </table:table-cell>
          <table:table-cell table:style-name="author_blacks7ar">
            <text:p>Yes</text:p>
          </table:table-cell>
          <table:table-cell table:style-name="author_blacks7ar">
            <text:p>A simple mod that adds a new skill that increases beehives production rate and speed.</text:p>
          </table:table-cell>
          <table:table-cell table:style-name="author_blacks7ar">
            <text:p>https://thunderstore.io/c/valheim/p/blacks7ar/BeeKeeper/</text:p>
          </table:table-cell>
        </table:table-row>
        <table:table-row>
          <table:table-cell table:style-name="author_blacks7ar">
            <text:p>blacks7ar</text:p>
          </table:table-cell>
          <table:table-cell table:style-name="author_blacks7ar">
            <text:p>BowPlugin</text:p>
          </table:table-cell>
          <table:table-cell table:style-name="author_blacks7ar">
            <text:p>1.8.5</text:p>
          </table:table-cell>
          <table:table-cell table:style-name="author_blacks7ar">
            <text:p>Yes</text:p>
          </table:table-cell>
          <table:table-cell table:style-name="author_blacks7ar">
            <text:p>Allows you to configure velocity, accuracy, drawspeed, exp multiplier, crit chance, crit damage, bow crosshair and crosshair color of bows and crossbow weapons. Adds a few new crossbows and bows.</text:p>
          </table:table-cell>
          <table:table-cell table:style-name="author_blacks7ar">
            <text:p>https://thunderstore.io/c/valheim/p/blacks7ar/BowPlugin/</text:p>
          </table:table-cell>
        </table:table-row>
        <table:table-row>
          <table:table-cell table:style-name="author_blacks7ar">
            <text:p>blacks7ar</text:p>
          </table:table-cell>
          <table:table-cell table:style-name="author_blacks7ar">
            <text:p>CombatOverhaulREwrite</text:p>
          </table:table-cell>
          <table:table-cell table:style-name="author_blacks7ar">
            <text:p>1.2.5</text:p>
          </table:table-cell>
          <table:table-cell table:style-name="author_blacks7ar">
            <text:p>Yes</text:p>
          </table:table-cell>
          <table:table-cell table:style-name="author_blacks7ar">
            <text:p>A complete rewrite of CombatOverhaul by leseryk, will be taken down when the original author comes back and updates his mod.</text:p>
          </table:table-cell>
          <table:table-cell table:style-name="author_blacks7ar">
            <text:p>https://thunderstore.io/c/valheim/p/blacks7ar/CombatOverhaulREwrite/</text:p>
          </table:table-cell>
        </table:table-row>
        <table:table-row>
          <table:table-cell table:style-name="author_blacks7ar">
            <text:p>blacks7ar</text:p>
          </table:table-cell>
          <table:table-cell table:style-name="author_blacks7ar">
            <text:p>CoreWoodPieces</text:p>
          </table:table-cell>
          <table:table-cell table:style-name="author_blacks7ar">
            <text:p>1.2.4</text:p>
          </table:table-cell>
          <table:table-cell table:style-name="author_blacks7ar">
            <text:p>Yes</text:p>
          </table:table-cell>
          <table:table-cell table:style-name="author_blacks7ar">
            <text:p>Extends vanilla corewood pieces and adds 23 more pieces that you can build.</text:p>
          </table:table-cell>
          <table:table-cell table:style-name="author_blacks7ar">
            <text:p>https://thunderstore.io/c/valheim/p/blacks7ar/CoreWoodPieces/</text:p>
          </table:table-cell>
        </table:table-row>
        <table:table-row>
          <table:table-cell table:style-name="author_blacks7ar">
            <text:p>blacks7ar</text:p>
          </table:table-cell>
          <table:table-cell table:style-name="author_blacks7ar">
            <text:p>Endurance</text:p>
          </table:table-cell>
          <table:table-cell table:style-name="author_blacks7ar">
            <text:p>1.1.0</text:p>
          </table:table-cell>
          <table:table-cell table:style-name="author_blacks7ar">
            <text:p>Yes</text:p>
          </table:table-cell>
          <table:table-cell table:style-name="author_blacks7ar">
            <text:p>A simple skill mod that increases your stamina and stamina regen as the skill levels up.</text:p>
          </table:table-cell>
          <table:table-cell table:style-name="author_blacks7ar">
            <text:p>https://thunderstore.io/c/valheim/p/blacks7ar/Endurance/</text:p>
          </table:table-cell>
        </table:table-row>
        <table:table-row>
          <table:table-cell table:style-name="author_blacks7ar">
            <text:p>blacks7ar</text:p>
          </table:table-cell>
          <table:table-cell table:style-name="author_blacks7ar">
            <text:p>FineWoodBuildPieces</text:p>
          </table:table-cell>
          <table:table-cell table:style-name="author_blacks7ar">
            <text:p>1.1.8</text:p>
          </table:table-cell>
          <table:table-cell table:style-name="author_blacks7ar">
            <text:p>Yes</text:p>
          </table:table-cell>
          <table:table-cell table:style-name="author_blacks7ar">
            <text:p>As requested, split FineWoodPieces into 3 separate mods (ClayBuildPieces, FineWoodBuildPieces and FineWoodFurnitures)</text:p>
          </table:table-cell>
          <table:table-cell table:style-name="author_blacks7ar">
            <text:p>https://thunderstore.io/c/valheim/p/blacks7ar/FineWoodBuildPieces/</text:p>
          </table:table-cell>
        </table:table-row>
        <table:table-row>
          <table:table-cell table:style-name="author_blacks7ar">
            <text:p>blacks7ar</text:p>
          </table:table-cell>
          <table:table-cell table:style-name="author_blacks7ar">
            <text:p>FineWoodFurnitures</text:p>
          </table:table-cell>
          <table:table-cell table:style-name="author_blacks7ar">
            <text:p>1.1.1</text:p>
          </table:table-cell>
          <table:table-cell table:style-name="author_blacks7ar">
            <text:p>Yes</text:p>
          </table:table-cell>
          <table:table-cell table:style-name="author_blacks7ar">
            <text:p>As requested, split FineWoodPieces into 3 separate mods (ClayBuildPieces, FineWoodBuildPieces and FineWoodFurnitures)</text:p>
          </table:table-cell>
          <table:table-cell table:style-name="author_blacks7ar">
            <text:p>https://thunderstore.io/c/valheim/p/blacks7ar/FineWoodFurnitures/</text:p>
          </table:table-cell>
        </table:table-row>
        <table:table-row>
          <table:table-cell table:style-name="author_blacks7ar">
            <text:p>blacks7ar</text:p>
          </table:table-cell>
          <table:table-cell table:style-name="author_blacks7ar">
            <text:p>ResinCollector</text:p>
          </table:table-cell>
          <table:table-cell table:style-name="author_blacks7ar">
            <text:p>1.1.6</text:p>
          </table:table-cell>
          <table:table-cell table:style-name="author_blacks7ar">
            <text:p>Yes</text:p>
          </table:table-cell>
          <table:table-cell table:style-name="author_blacks7ar">
            <text:p>Requested by a NexusMod user, adds a new build piece that collects resins from trees.</text:p>
          </table:table-cell>
          <table:table-cell table:style-name="author_blacks7ar">
            <text:p>https://thunderstore.io/c/valheim/p/blacks7ar/ResinCollector/</text:p>
          </table:table-cell>
        </table:table-row>
        <table:table-row>
          <table:table-cell table:style-name="author_blacks7ar">
            <text:p>blacks7ar</text:p>
          </table:table-cell>
          <table:table-cell table:style-name="author_blacks7ar">
            <text:p>SNEAKer</text:p>
          </table:table-cell>
          <table:table-cell table:style-name="author_blacks7ar">
            <text:p>1.1.7</text:p>
          </table:table-cell>
          <table:table-cell table:style-name="author_blacks7ar">
            <text:p>Yes</text:p>
          </table:table-cell>
          <table:table-cell table:style-name="author_blacks7ar">
            <text:p>A simple mod that makes your sneaking speed scaled by your Sneak skill level.</text:p>
          </table:table-cell>
          <table:table-cell table:style-name="author_blacks7ar">
            <text:p>https://thunderstore.io/c/valheim/p/blacks7ar/SNEAKer/</text:p>
          </table:table-cell>
        </table:table-row>
        <table:table-row>
          <table:table-cell table:style-name="author_blacks7ar">
            <text:p>blacks7ar</text:p>
          </table:table-cell>
          <table:table-cell table:style-name="author_blacks7ar">
            <text:p>VikingsDoSwim</text:p>
          </table:table-cell>
          <table:table-cell table:style-name="author_blacks7ar">
            <text:p>1.4.0</text:p>
          </table:table-cell>
          <table:table-cell table:style-name="author_blacks7ar">
            <text:p>Yes</text:p>
          </table:table-cell>
          <table:table-cell table:style-name="author_blacks7ar">
            <text:p>A simple mod that lets you configure Max Swim Speed at max swim skill level. Scales your swim speed, stamina regen and stamina consumption to your swim skill level. Adds a new diving mechanic that lets you swim underwater.</text:p>
          </table:table-cell>
          <table:table-cell table:style-name="author_blacks7ar">
            <text:p>https://thunderstore.io/c/valheim/p/blacks7ar/VikingsDoSwim/</text:p>
          </table:table-cell>
        </table:table-row>
        <table:table-row>
          <table:table-cell table:style-name="author_blacks7ar">
            <text:p>blacks7ar</text:p>
          </table:table-cell>
          <table:table-cell table:style-name="author_blacks7ar">
            <text:p>WieldEquipmentWhileSwimming</text:p>
          </table:table-cell>
          <table:table-cell table:style-name="author_blacks7ar">
            <text:p>1.1.3</text:p>
          </table:table-cell>
          <table:table-cell table:style-name="author_blacks7ar">
            <text:p>Yes</text:p>
          </table:table-cell>
          <table:table-cell table:style-name="author_blacks7ar">
            <text:p>A simple mod that lets you wield your equipments while swimming/diving or in water (Configurable).</text:p>
          </table:table-cell>
          <table:table-cell table:style-name="author_blacks7ar">
            <text:p>https://thunderstore.io/c/valheim/p/blacks7ar/WieldEquipmentWhileSwimming/</text:p>
          </table:table-cell>
        </table:table-row>
        <table:table-row>
          <table:table-cell table:style-name="author_coemt">
            <text:p>coemt</text:p>
          </table:table-cell>
          <table:table-cell table:style-name="author_coemt">
            <text:p>Belts</text:p>
          </table:table-cell>
          <table:table-cell table:style-name="author_coemt">
            <text:p>1.1.6</text:p>
          </table:table-cell>
          <table:table-cell table:style-name="author_coemt">
            <text:p>Yes</text:p>
          </table:table-cell>
          <table:table-cell table:style-name="author_coemt">
            <text:p>New belts with special powers that can be purchased at the trader or crafted, configurable</text:p>
          </table:table-cell>
          <table:table-cell table:style-name="author_coemt">
            <text:p>https://thunderstore.io/c/valheim/p/coemt/Belts/</text:p>
          </table:table-cell>
        </table:table-row>
        <table:table-row>
          <table:table-cell table:style-name="author_ComfyMods">
            <text:p>ComfyMods</text:p>
          </table:table-cell>
          <table:table-cell table:style-name="author_ComfyMods">
            <text:p>SearsCatalog</text:p>
          </table:table-cell>
          <table:table-cell table:style-name="author_ComfyMods">
            <text:p>1.8.0</text:p>
          </table:table-cell>
          <table:table-cell table:style-name="author_ComfyMods">
            <text:p>Yes</text:p>
          </table:table-cell>
          <table:table-cell table:style-name="author_ComfyMods">
            <text:p>Resize and reposition the build panel in-game.</text:p>
          </table:table-cell>
          <table:table-cell table:style-name="author_ComfyMods">
            <text:p>https://thunderstore.io/c/valheim/p/ComfyMods/SearsCatalog/</text:p>
          </table:table-cell>
        </table:table-row>
        <table:table-row>
          <table:table-cell table:style-name="author_denikson">
            <text:p>denikson</text:p>
          </table:table-cell>
          <table:table-cell table:style-name="author_denikson">
            <text:p>BepInExPack_Valheim</text:p>
          </table:table-cell>
          <table:table-cell table:style-name="author_denikson">
            <text:p>5.4.2333</text:p>
          </table:table-cell>
          <table:table-cell table:style-name="author_denikson">
            <text:p>Yes</text:p>
          </table:table-cell>
          <table:table-cell table:style-name="author_denikson">
            <text:p>BepInEx pack for Valheim. Preconfigured with the correct entry point for mods and preferred defaults for the community.</text:p>
          </table:table-cell>
          <table:table-cell table:style-name="author_denikson">
            <text:p>https://thunderstore.io/c/valheim/p/denikson/BepInExPack_Valheim/</text:p>
          </table:table-cell>
        </table:table-row>
        <table:table-row>
          <table:table-cell table:style-name="author_Digitalroot">
            <text:p>Digitalroot</text:p>
          </table:table-cell>
          <table:table-cell table:style-name="author_Digitalroot">
            <text:p>Better_Wisps</text:p>
          </table:table-cell>
          <table:table-cell table:style-name="author_Digitalroot">
            <text:p>1.0.42</text:p>
          </table:table-cell>
          <table:table-cell table:style-name="author_Digitalroot">
            <text:p>Yes</text:p>
          </table:table-cell>
          <table:table-cell table:style-name="author_Digitalroot">
            <text:p>Make the Wisp do a better job.</text:p>
          </table:table-cell>
          <table:table-cell table:style-name="author_Digitalroot">
            <text:p>https://thunderstore.io/c/valheim/p/Digitalroot/Better_Wisps/</text:p>
          </table:table-cell>
        </table:table-row>
        <table:table-row>
          <table:table-cell table:style-name="author_Digitalroot">
            <text:p>Digitalroot</text:p>
          </table:table-cell>
          <table:table-cell table:style-name="author_Digitalroot">
            <text:p>Digitalroots_Slope_Combat_Assistance</text:p>
          </table:table-cell>
          <table:table-cell table:style-name="author_Digitalroot">
            <text:p>2.0.27</text:p>
          </table:table-cell>
          <table:table-cell table:style-name="author_Digitalroot">
            <text:p>Yes</text:p>
          </table:table-cell>
          <table:table-cell table:style-name="author_Digitalroot">
            <text:p>Digitalroot's take on the Slope Combat Fix mod. DoD compatible.</text:p>
          </table:table-cell>
          <table:table-cell table:style-name="author_Digitalroot">
            <text:p>https://thunderstore.io/c/valheim/p/Digitalroot/Digitalroots_Slope_Combat_Assistance/</text:p>
          </table:table-cell>
        </table:table-row>
        <table:table-row>
          <table:table-cell table:style-name="author_flashybaps">
            <text:p>flashybaps</text:p>
          </table:table-cell>
          <table:table-cell table:style-name="author_flashybaps">
            <text:p>BeastsOfBurdenEV</text:p>
          </table:table-cell>
          <table:table-cell table:style-name="author_flashybaps">
            <text:p>1.0.5</text:p>
          </table:table-cell>
          <table:table-cell table:style-name="author_flashybaps">
            <text:p>Yes</text:p>
          </table:table-cell>
          <table:table-cell table:style-name="author_flashybaps">
            <text:p>A fork of BeastsOfBurden by Clevels - Now with Hens &amp; for EpicValheim!</text:p>
          </table:table-cell>
          <table:table-cell table:style-name="author_flashybaps">
            <text:p>https://thunderstore.io/c/valheim/p/flashybaps/BeastsOfBurdenEV/</text:p>
          </table:table-cell>
        </table:table-row>
        <table:table-row>
          <table:table-cell table:style-name="author_GoldenJude">
            <text:p>GoldenJude</text:p>
          </table:table-cell>
          <table:table-cell table:style-name="author_GoldenJude">
            <text:p>Blacksmiths_tools</text:p>
          </table:table-cell>
          <table:table-cell table:style-name="author_GoldenJude">
            <text:p>2.0.3</text:p>
          </table:table-cell>
          <table:table-cell table:style-name="author_GoldenJude">
            <text:p>Yes</text:p>
          </table:table-cell>
          <table:table-cell table:style-name="author_GoldenJude">
            <text:p>Tool for hiding parts of the player model when equipping wearables, also a fix for incorrectly deforming skinned meshes on custom items.</text:p>
          </table:table-cell>
          <table:table-cell table:style-name="author_GoldenJude">
            <text:p>https://thunderstore.io/c/valheim/p/GoldenJude/Blacksmiths_tools/</text:p>
          </table:table-cell>
        </table:table-row>
        <table:table-row>
          <table:table-cell table:style-name="author_GoldenJude">
            <text:p>GoldenJude</text:p>
          </table:table-cell>
          <table:table-cell table:style-name="author_GoldenJude">
            <text:p>Judes_Equipment</text:p>
          </table:table-cell>
          <table:table-cell table:style-name="author_GoldenJude">
            <text:p>2.3.0</text:p>
          </table:table-cell>
          <table:table-cell table:style-name="author_GoldenJude">
            <text:p>Yes</text:p>
          </table:table-cell>
          <table:table-cell table:style-name="author_GoldenJude">
            <text:p>Adds 9 new armor sets and 2 backpacks</text:p>
          </table:table-cell>
          <table:table-cell table:style-name="author_GoldenJude">
            <text:p>https://thunderstore.io/c/valheim/p/GoldenJude/Judes_Equipment/</text:p>
          </table:table-cell>
        </table:table-row>
        <table:table-row>
          <table:table-cell table:style-name="author_Goldenrevolver">
            <text:p>Goldenrevolver</text:p>
          </table:table-cell>
          <table:table-cell table:style-name="author_Goldenrevolver">
            <text:p>Greydwarves_Fear_Fire</text:p>
          </table:table-cell>
          <table:table-cell table:style-name="author_Goldenrevolver">
            <text:p>1.0.1</text:p>
          </table:table-cell>
          <table:table-cell table:style-name="author_Goldenrevolver">
            <text:p>Yes</text:p>
          </table:table-cell>
          <table:table-cell table:style-name="author_Goldenrevolver">
            <text:p>Makes all greydwarves fear fire (not only avoid it) after killing the Elder (configurable)</text:p>
          </table:table-cell>
          <table:table-cell table:style-name="author_Goldenrevolver">
            <text:p>https://thunderstore.io/c/valheim/p/Goldenrevolver/Greydwarves_Fear_Fire/</text:p>
          </table:table-cell>
        </table:table-row>
        <table:table-row>
          <table:table-cell table:style-name="author_Goldenrevolver">
            <text:p>Goldenrevolver</text:p>
          </table:table-cell>
          <table:table-cell table:style-name="author_Goldenrevolver">
            <text:p>Quick_Stack_Store_Sort_Trash_Restock</text:p>
          </table:table-cell>
          <table:table-cell table:style-name="author_Goldenrevolver">
            <text:p>1.4.13</text:p>
          </table:table-cell>
          <table:table-cell table:style-name="author_Goldenrevolver">
            <text:p>Yes</text:p>
          </table:table-cell>
          <table:table-cell table:style-name="author_Goldenrevolver">
            <text:p>Quick Stacking, Sorting, Trashing and more in one cohesive package</text:p>
          </table:table-cell>
          <table:table-cell table:style-name="author_Goldenrevolver">
            <text:p>https://thunderstore.io/c/valheim/p/Goldenrevolver/Quick_Stack_Store_Sort_Trash_Restock/</text:p>
          </table:table-cell>
        </table:table-row>
        <table:table-row>
          <table:table-cell table:style-name="author_Goldenrevolver">
            <text:p>Goldenrevolver</text:p>
          </table:table-cell>
          <table:table-cell table:style-name="author_Goldenrevolver">
            <text:p>Sneak_Camera_and_Collision_Height</text:p>
          </table:table-cell>
          <table:table-cell table:style-name="author_Goldenrevolver">
            <text:p>1.0.2</text:p>
          </table:table-cell>
          <table:table-cell table:style-name="author_Goldenrevolver">
            <text:p>Yes</text:p>
          </table:table-cell>
          <table:table-cell table:style-name="author_Goldenrevolver">
            <text:p>Changes the height of the camera and the height of your character while sneaking</text:p>
          </table:table-cell>
          <table:table-cell table:style-name="author_Goldenrevolver">
            <text:p>https://thunderstore.io/c/valheim/p/Goldenrevolver/Sneak_Camera_and_Collision_Height/</text:p>
          </table:table-cell>
        </table:table-row>
        <table:table-row>
          <table:table-cell table:style-name="author_HugotheDwarf">
            <text:p>HugotheDwarf</text:p>
          </table:table-cell>
          <table:table-cell table:style-name="author_HugotheDwarf">
            <text:p>More_and_Modified_Player_Cloth_Colliders</text:p>
          </table:table-cell>
          <table:table-cell table:style-name="author_HugotheDwarf">
            <text:p>3.1.0</text:p>
          </table:table-cell>
          <table:table-cell table:style-name="author_HugotheDwarf">
            <text:p>Yes</text:p>
          </table:table-cell>
          <table:table-cell table:style-name="author_HugotheDwarf">
            <text:p>This Utility Tweaks the existing Cloth Colliders of the player, and adds more so that the Head, Arms, Lower Legs, and Feet can now interact with capes and cloaks. With much needed tweaks there are now two sets of colliders, 1 for capes, and 1 for armor.</text:p>
          </table:table-cell>
          <table:table-cell table:style-name="author_HugotheDwarf">
            <text:p>https://thunderstore.io/c/valheim/p/HugotheDwarf/More_and_Modified_Player_Cloth_Colliders/</text:p>
          </table:table-cell>
        </table:table-row>
        <table:table-row>
          <table:table-cell table:style-name="author_JereKuusela">
            <text:p>JereKuusela</text:p>
          </table:table-cell>
          <table:table-cell table:style-name="author_JereKuusela">
            <text:p>Projectile_Collision</text:p>
          </table:table-cell>
          <table:table-cell table:style-name="author_JereKuusela">
            <text:p>1.7.0</text:p>
          </table:table-cell>
          <table:table-cell table:style-name="author_JereKuusela">
            <text:p>Yes</text:p>
          </table:table-cell>
          <table:table-cell table:style-name="author_JereKuusela">
            <text:p>Allows arrows to pass through iron cage floors and other similar structures.</text:p>
          </table:table-cell>
          <table:table-cell table:style-name="author_JereKuusela">
            <text:p>https://thunderstore.io/c/valheim/p/JereKuusela/Projectile_Collision/</text:p>
          </table:table-cell>
        </table:table-row>
        <table:table-row>
          <table:table-cell table:style-name="author_JereKuusela">
            <text:p>JereKuusela</text:p>
          </table:table-cell>
          <table:table-cell table:style-name="author_JereKuusela">
            <text:p>Server_devcommands</text:p>
          </table:table-cell>
          <table:table-cell table:style-name="author_JereKuusela">
            <text:p>1.100.0</text:p>
          </table:table-cell>
          <table:table-cell table:style-name="author_JereKuusela">
            <text:p>Yes</text:p>
          </table:table-cell>
          <table:table-cell table:style-name="author_JereKuusela">
            <text:p>Enables devcommands and utilities for server admins.</text:p>
          </table:table-cell>
          <table:table-cell table:style-name="author_JereKuusela">
            <text:p>https://thunderstore.io/c/valheim/p/JereKuusela/Server_devcommands/</text:p>
          </table:table-cell>
        </table:table-row>
        <table:table-row>
          <table:table-cell table:style-name="author_JereKuusela">
            <text:p>JereKuusela</text:p>
          </table:table-cell>
          <table:table-cell table:style-name="author_JereKuusela">
            <text:p>Smoke_Collision</text:p>
          </table:table-cell>
          <table:table-cell table:style-name="author_JereKuusela">
            <text:p>1.9.0</text:p>
          </table:table-cell>
          <table:table-cell table:style-name="author_JereKuusela">
            <text:p>Yes</text:p>
          </table:table-cell>
          <table:table-cell table:style-name="author_JereKuusela">
            <text:p>Allows smoke to pass through iron cage floors and other similar structures. Also allows changing the smoke size.</text:p>
          </table:table-cell>
          <table:table-cell table:style-name="author_JereKuusela">
            <text:p>https://thunderstore.io/c/valheim/p/JereKuusela/Smoke_Collision/</text:p>
          </table:table-cell>
        </table:table-row>
        <table:table-row>
          <table:table-cell table:style-name="author_JereKuusela">
            <text:p>JereKuusela</text:p>
          </table:table-cell>
          <table:table-cell table:style-name="author_JereKuusela">
            <text:p>Upgrade_World</text:p>
          </table:table-cell>
          <table:table-cell table:style-name="author_JereKuusela">
            <text:p>1.74.0</text:p>
          </table:table-cell>
          <table:table-cell table:style-name="author_JereKuusela">
            <text:p>Yes</text:p>
          </table:table-cell>
          <table:table-cell table:style-name="author_JereKuusela">
            <text:p>A tool which can add new content to already explored areas.</text:p>
          </table:table-cell>
          <table:table-cell table:style-name="author_JereKuusela">
            <text:p>https://thunderstore.io/c/valheim/p/JereKuusela/Upgrade_World/</text:p>
          </table:table-cell>
        </table:table-row>
        <table:table-row>
          <table:table-cell table:style-name="author_JuneGame">
            <text:p>JuneGame</text:p>
          </table:table-cell>
          <table:table-cell table:style-name="author_JuneGame">
            <text:p>ForsakenPowerOverhaul</text:p>
          </table:table-cell>
          <table:table-cell table:style-name="author_JuneGame">
            <text:p>2.1.0</text:p>
          </table:table-cell>
          <table:table-cell table:style-name="author_JuneGame">
            <text:p>Yes</text:p>
          </table:table-cell>
          <table:table-cell table:style-name="author_JuneGame">
            <text:p>Changes Forsaken Powers to have a Passive, an Equipped Passive, an Active, and a Shared Active Component. Includes Power Cycling. Fully Customizable.</text:p>
          </table:table-cell>
          <table:table-cell table:style-name="author_JuneGame">
            <text:p>https://thunderstore.io/c/valheim/p/JuneGame/ForsakenPowerOverhaul/</text:p>
          </table:table-cell>
        </table:table-row>
        <table:table-row>
          <table:table-cell table:style-name="author_kinghfb">
            <text:p>kinghfb</text:p>
          </table:table-cell>
          <table:table-cell table:style-name="author_kinghfb">
            <text:p>Skald</text:p>
          </table:table-cell>
          <table:table-cell table:style-name="author_kinghfb">
            <text:p>1.0.2</text:p>
          </table:table-cell>
          <table:table-cell table:style-name="author_kinghfb">
            <text:p>Yes</text:p>
          </table:table-cell>
          <table:table-cell table:style-name="author_kinghfb">
            <text:p>Adds extra lore-friendly content to dreams and runestones.</text:p>
          </table:table-cell>
          <table:table-cell table:style-name="author_kinghfb">
            <text:p>https://thunderstore.io/c/valheim/p/kinghfb/Skald/</text:p>
          </table:table-cell>
        </table:table-row>
        <table:table-row>
          <table:table-cell table:style-name="author_Marlthon">
            <text:p>Marlthon</text:p>
          </table:table-cell>
          <table:table-cell table:style-name="author_Marlthon">
            <text:p>Cats</text:p>
          </table:table-cell>
          <table:table-cell table:style-name="author_Marlthon">
            <text:p>0.2.5</text:p>
          </table:table-cell>
          <table:table-cell table:style-name="author_Marlthon">
            <text:p>Yes</text:p>
          </table:table-cell>
          <table:table-cell table:style-name="author_Marlthon">
            <text:p>Bring cuteness, comfort, and a touch of purrfection to the harsh lands of Valheim!</text:p>
          </table:table-cell>
          <table:table-cell table:style-name="author_Marlthon">
            <text:p>https://thunderstore.io/c/valheim/p/Marlthon/Cats/</text:p>
          </table:table-cell>
        </table:table-row>
        <table:table-row>
          <table:table-cell table:style-name="author_Marlthon">
            <text:p>Marlthon</text:p>
          </table:table-cell>
          <table:table-cell table:style-name="author_Marlthon">
            <text:p>FarmHeim</text:p>
          </table:table-cell>
          <table:table-cell table:style-name="author_Marlthon">
            <text:p>0.3.1</text:p>
          </table:table-cell>
          <table:table-cell table:style-name="author_Marlthon">
            <text:p>Yes</text:p>
          </table:table-cell>
          <table:table-cell table:style-name="author_Marlthon">
            <text:p>Farm system with animals, vegetables, fruits, salads, meats, food, pies, buildings and items. Release the farmer within you.</text:p>
          </table:table-cell>
          <table:table-cell table:style-name="author_Marlthon">
            <text:p>https://thunderstore.io/c/valheim/p/Marlthon/FarmHeim/</text:p>
          </table:table-cell>
        </table:table-row>
        <table:table-row>
          <table:table-cell table:style-name="author_Marlthon">
            <text:p>Marlthon</text:p>
          </table:table-cell>
          <table:table-cell table:style-name="author_Marlthon">
            <text:p>MarlthonCore</text:p>
          </table:table-cell>
          <table:table-cell table:style-name="author_Marlthon">
            <text:p>0.0.2</text:p>
          </table:table-cell>
          <table:table-cell table:style-name="author_Marlthon">
            <text:p>Yes</text:p>
          </table:table-cell>
          <table:table-cell table:style-name="author_Marlthon">
            <text:p>Base mod required for all free mods developed by Marlthon to work.</text:p>
          </table:table-cell>
          <table:table-cell table:style-name="author_Marlthon">
            <text:p>https://thunderstore.io/c/valheim/p/Marlthon/MarlthonCore/</text:p>
          </table:table-cell>
        </table:table-row>
        <table:table-row>
          <table:table-cell table:style-name="author_Marlthon">
            <text:p>Marlthon</text:p>
          </table:table-cell>
          <table:table-cell table:style-name="author_Marlthon">
            <text:p>OdinShipPlus</text:p>
          </table:table-cell>
          <table:table-cell table:style-name="author_Marlthon">
            <text:p>0.6.9</text:p>
          </table:table-cell>
          <table:table-cell table:style-name="author_Marlthon">
            <text:p>Yes</text:p>
          </table:table-cell>
          <table:table-cell table:style-name="author_Marlthon">
            <text:p>Add to your game the most beautiful and functional boats, in all there are 14 boats in the cargo, speed, fishing and war categories. (Please read the mod description.)</text:p>
          </table:table-cell>
          <table:table-cell table:style-name="author_Marlthon">
            <text:p>https://thunderstore.io/c/valheim/p/Marlthon/OdinShipPlus/</text:p>
          </table:table-cell>
        </table:table-row>
        <table:table-row>
          <table:table-cell table:style-name="author_MSchmoecker">
            <text:p>MSchmoecker</text:p>
          </table:table-cell>
          <table:table-cell table:style-name="author_MSchmoecker">
            <text:p>FenceSnap</text:p>
          </table:table-cell>
          <table:table-cell table:style-name="author_MSchmoecker">
            <text:p>0.3.0</text:p>
          </table:table-cell>
          <table:table-cell table:style-name="author_MSchmoecker">
            <text:p>Yes</text:p>
          </table:table-cell>
          <table:table-cell table:style-name="author_MSchmoecker">
            <text:p>Adds snappoints to fences and sharp stakes</text:p>
          </table:table-cell>
          <table:table-cell table:style-name="author_MSchmoecker">
            <text:p>https://thunderstore.io/c/valheim/p/MSchmoecker/FenceSnap/</text:p>
          </table:table-cell>
        </table:table-row>
        <table:table-row>
          <table:table-cell table:style-name="author_MSchmoecker">
            <text:p>MSchmoecker</text:p>
          </table:table-cell>
          <table:table-cell table:style-name="author_MSchmoecker">
            <text:p>HammerTime</text:p>
          </table:table-cell>
          <table:table-cell table:style-name="author_MSchmoecker">
            <text:p>0.3.11</text:p>
          </table:table-cell>
          <table:table-cell table:style-name="author_MSchmoecker">
            <text:p>Yes</text:p>
          </table:table-cell>
          <table:table-cell table:style-name="author_MSchmoecker">
            <text:p>Moves all pieces from custom hammers to the vanilla hammer</text:p>
          </table:table-cell>
          <table:table-cell table:style-name="author_MSchmoecker">
            <text:p>https://thunderstore.io/c/valheim/p/MSchmoecker/HammerTime/</text:p>
          </table:table-cell>
        </table:table-row>
        <table:table-row>
          <table:table-cell table:style-name="author_MSchmoecker">
            <text:p>MSchmoecker</text:p>
          </table:table-cell>
          <table:table-cell table:style-name="author_MSchmoecker">
            <text:p>LocalizationCache</text:p>
          </table:table-cell>
          <table:table-cell table:style-name="author_MSchmoecker">
            <text:p>0.3.0</text:p>
          </table:table-cell>
          <table:table-cell table:style-name="author_MSchmoecker">
            <text:p>Yes</text:p>
          </table:table-cell>
          <table:table-cell table:style-name="author_MSchmoecker">
            <text:p>A small mod that caches localization loading, which can help improve startup performance and reduce possible connection timeouts</text:p>
          </table:table-cell>
          <table:table-cell table:style-name="author_MSchmoecker">
            <text:p>https://thunderstore.io/c/valheim/p/MSchmoecker/LocalizationCache/</text:p>
          </table:table-cell>
        </table:table-row>
        <table:table-row>
          <table:table-cell table:style-name="author_MSchmoecker">
            <text:p>MSchmoecker</text:p>
          </table:table-cell>
          <table:table-cell table:style-name="author_MSchmoecker">
            <text:p>MultiUserChest</text:p>
          </table:table-cell>
          <table:table-cell table:style-name="author_MSchmoecker">
            <text:p>0.6.1</text:p>
          </table:table-cell>
          <table:table-cell table:style-name="author_MSchmoecker">
            <text:p>Yes</text:p>
          </table:table-cell>
          <table:table-cell table:style-name="author_MSchmoecker">
            <text:p>Allows multiple players to interact with the same chest at the same time</text:p>
          </table:table-cell>
          <table:table-cell table:style-name="author_MSchmoecker">
            <text:p>https://thunderstore.io/c/valheim/p/MSchmoecker/MultiUserChest/</text:p>
          </table:table-cell>
        </table:table-row>
        <table:table-row>
          <table:table-cell table:style-name="author_MSchmoecker">
            <text:p>MSchmoecker</text:p>
          </table:table-cell>
          <table:table-cell table:style-name="author_MSchmoecker">
            <text:p>TimeoutLimit</text:p>
          </table:table-cell>
          <table:table-cell table:style-name="author_MSchmoecker">
            <text:p>0.2.0</text:p>
          </table:table-cell>
          <table:table-cell table:style-name="author_MSchmoecker">
            <text:p>Yes</text:p>
          </table:table-cell>
          <table:table-cell table:style-name="author_MSchmoecker">
            <text:p>Increases the timeout while connecting to a server to avoid disconnecting too early</text:p>
          </table:table-cell>
          <table:table-cell table:style-name="author_MSchmoecker">
            <text:p>https://thunderstore.io/c/valheim/p/MSchmoecker/TimeoutLimit/</text:p>
          </table:table-cell>
        </table:table-row>
        <table:table-row>
          <table:table-cell table:style-name="author_nbusseneau">
            <text:p>nbusseneau</text:p>
          </table:table-cell>
          <table:table-cell table:style-name="author_nbusseneau">
            <text:p>Better_Cartography_Table</text:p>
          </table:table-cell>
          <table:table-cell table:style-name="author_nbusseneau">
            <text:p>0.8.1</text:p>
          </table:table-cell>
          <table:table-cell table:style-name="author_nbusseneau">
            <text:p>Yes</text:p>
          </table:table-cell>
          <table:table-cell table:style-name="author_nbusseneau">
            <text:p>Allows precise control over sharing pins and map exploration via cartography tables. Supports private pins, public pins, and guild pins. Supports NoMap runs, giving cartography tables a purpose in NoMap. Translations available.</text:p>
          </table:table-cell>
          <table:table-cell table:style-name="author_nbusseneau">
            <text:p>https://thunderstore.io/c/valheim/p/nbusseneau/Better_Cartography_Table/</text:p>
          </table:table-cell>
        </table:table-row>
        <table:table-row>
          <table:table-cell table:style-name="author_Neobotics">
            <text:p>Neobotics</text:p>
          </table:table-cell>
          <table:table-cell table:style-name="author_Neobotics">
            <text:p>BetterBallistas</text:p>
          </table:table-cell>
          <table:table-cell table:style-name="author_Neobotics">
            <text:p>0.1.2</text:p>
          </table:table-cell>
          <table:table-cell table:style-name="author_Neobotics">
            <text:p>Yes</text:p>
          </table:table-cell>
          <table:table-cell table:style-name="author_Neobotics">
            <text:p>Adjust the firing arc, detection range, speed, targeting and trophy limit of the ballista</text:p>
          </table:table-cell>
          <table:table-cell table:style-name="author_Neobotics">
            <text:p>https://thunderstore.io/c/valheim/p/Neobotics/BetterBallistas/</text:p>
          </table:table-cell>
        </table:table-row>
        <table:table-row>
          <table:table-cell table:style-name="author_Neobotics">
            <text:p>Neobotics</text:p>
          </table:table-cell>
          <table:table-cell table:style-name="author_Neobotics">
            <text:p>StopChoppyAudio</text:p>
          </table:table-cell>
          <table:table-cell table:style-name="author_Neobotics">
            <text:p>0.1.2</text:p>
          </table:table-cell>
          <table:table-cell table:style-name="author_Neobotics">
            <text:p>Yes</text:p>
          </table:table-cell>
          <table:table-cell table:style-name="author_Neobotics">
            <text:p>Get rid of choppy audio! Improve performance.</text:p>
          </table:table-cell>
          <table:table-cell table:style-name="author_Neobotics">
            <text:p>https://thunderstore.io/c/valheim/p/Neobotics/StopChoppyAudio/</text:p>
          </table:table-cell>
        </table:table-row>
        <table:table-row>
          <table:table-cell table:style-name="author_Nextek">
            <text:p>Nextek</text:p>
          </table:table-cell>
          <table:table-cell table:style-name="author_Nextek">
            <text:p>SpeedyPaths</text:p>
          </table:table-cell>
          <table:table-cell table:style-name="author_Nextek">
            <text:p>1.0.9</text:p>
          </table:table-cell>
          <table:table-cell table:style-name="author_Nextek">
            <text:p>Yes</text:p>
          </table:table-cell>
          <table:table-cell table:style-name="author_Nextek">
            <text:p>Gives more purpose to paths. Increases player speed on paths and constructions. Reduces stamina consumed while sprinting on paths. Exposes optional modifiers for regular terrain in each biome. All values are tuneable.</text:p>
          </table:table-cell>
          <table:table-cell table:style-name="author_Nextek">
            <text:p>https://thunderstore.io/c/valheim/p/Nextek/SpeedyPaths/</text:p>
          </table:table-cell>
        </table:table-row>
        <table:table-row>
          <table:table-cell table:style-name="author_OdinPlus">
            <text:p>OdinPlus</text:p>
          </table:table-cell>
          <table:table-cell table:style-name="author_OdinPlus">
            <text:p>BeeQueen</text:p>
          </table:table-cell>
          <table:table-cell table:style-name="author_OdinPlus">
            <text:p>1.0.19</text:p>
          </table:table-cell>
          <table:table-cell table:style-name="author_OdinPlus">
            <text:p>Yes</text:p>
          </table:table-cell>
          <table:table-cell table:style-name="author_OdinPlus">
            <text:p>A Bee Queen that will spawn around meadows on Clear Sky days!</text:p>
          </table:table-cell>
          <table:table-cell table:style-name="author_OdinPlus">
            <text:p>https://thunderstore.io/c/valheim/p/OdinPlus/BeeQueen/</text:p>
          </table:table-cell>
        </table:table-row>
        <table:table-row>
          <table:table-cell table:style-name="author_OdinPlus">
            <text:p>OdinPlus</text:p>
          </table:table-cell>
          <table:table-cell table:style-name="author_OdinPlus">
            <text:p>BetterLanterns</text:p>
          </table:table-cell>
          <table:table-cell table:style-name="author_OdinPlus">
            <text:p>1.1.0</text:p>
          </table:table-cell>
          <table:table-cell table:style-name="author_OdinPlus">
            <text:p>Yes</text:p>
          </table:table-cell>
          <table:table-cell table:style-name="author_OdinPlus">
            <text:p>This mod adds an enhanced version of the Dvergr Lanterns as well as Wisp versions.</text:p>
          </table:table-cell>
          <table:table-cell table:style-name="author_OdinPlus">
            <text:p>https://thunderstore.io/c/valheim/p/OdinPlus/BetterLanterns/</text:p>
          </table:table-cell>
        </table:table-row>
        <table:table-row>
          <table:table-cell table:style-name="author_OdinPlus">
            <text:p>OdinPlus</text:p>
          </table:table-cell>
          <table:table-cell table:style-name="author_OdinPlus">
            <text:p>CraftyCartsRemake</text:p>
          </table:table-cell>
          <table:table-cell table:style-name="author_OdinPlus">
            <text:p>3.1.9</text:p>
          </table:table-cell>
          <table:table-cell table:style-name="author_OdinPlus">
            <text:p>Yes</text:p>
          </table:table-cell>
          <table:table-cell table:style-name="author_OdinPlus">
            <text:p>Crafting stations on wheels! Comes with built in storage and lights</text:p>
          </table:table-cell>
          <table:table-cell table:style-name="author_OdinPlus">
            <text:p>https://thunderstore.io/c/valheim/p/OdinPlus/CraftyCartsRemake/</text:p>
          </table:table-cell>
        </table:table-row>
        <table:table-row>
          <table:table-cell table:style-name="author_OdinPlus">
            <text:p>OdinPlus</text:p>
          </table:table-cell>
          <table:table-cell table:style-name="author_OdinPlus">
            <text:p>OdinArchitect</text:p>
          </table:table-cell>
          <table:table-cell table:style-name="author_OdinPlus">
            <text:p>1.6.2</text:p>
          </table:table-cell>
          <table:table-cell table:style-name="author_OdinPlus">
            <text:p>Yes</text:p>
          </table:table-cell>
          <table:table-cell table:style-name="author_OdinPlus">
            <text:p>Odin Architect is a mod that will allow you to build more with more structures and on a larger scale. You will find here not only larger counterparts of basic buildings but also completely new ones</text:p>
          </table:table-cell>
          <table:table-cell table:style-name="author_OdinPlus">
            <text:p>https://thunderstore.io/c/valheim/p/OdinPlus/OdinArchitect/</text:p>
          </table:table-cell>
        </table:table-row>
        <table:table-row>
          <table:table-cell table:style-name="author_OdinPlus">
            <text:p>OdinPlus</text:p>
          </table:table-cell>
          <table:table-cell table:style-name="author_OdinPlus">
            <text:p>OdinCampsite</text:p>
          </table:table-cell>
          <table:table-cell table:style-name="author_OdinPlus">
            <text:p>1.6.1</text:p>
          </table:table-cell>
          <table:table-cell table:style-name="author_OdinPlus">
            <text:p>Yes</text:p>
          </table:table-cell>
          <table:table-cell table:style-name="author_OdinPlus">
            <text:p>Campsite is just simple mod for additional camping style peices!</text:p>
          </table:table-cell>
          <table:table-cell table:style-name="author_OdinPlus">
            <text:p>https://thunderstore.io/c/valheim/p/OdinPlus/OdinCampsite/</text:p>
          </table:table-cell>
        </table:table-row>
        <table:table-row>
          <table:table-cell table:style-name="author_OdinPlus">
            <text:p>OdinPlus</text:p>
          </table:table-cell>
          <table:table-cell table:style-name="author_OdinPlus">
            <text:p>OdinHorse</text:p>
          </table:table-cell>
          <table:table-cell table:style-name="author_OdinPlus">
            <text:p>1.5.5</text:p>
          </table:table-cell>
          <table:table-cell table:style-name="author_OdinPlus">
            <text:p>Yes</text:p>
          </table:table-cell>
          <table:table-cell table:style-name="author_OdinPlus">
            <text:p>Horse mount and new items! You can tame it, You can ride it, You can attach the Horse Cart, You can breed it, Add armor to your horse!</text:p>
          </table:table-cell>
          <table:table-cell table:style-name="author_OdinPlus">
            <text:p>https://thunderstore.io/c/valheim/p/OdinPlus/OdinHorse/</text:p>
          </table:table-cell>
        </table:table-row>
        <table:table-row>
          <table:table-cell table:style-name="author_OdinPlus">
            <text:p>OdinPlus</text:p>
          </table:table-cell>
          <table:table-cell table:style-name="author_OdinPlus">
            <text:p>OdinsFoodBarrels</text:p>
          </table:table-cell>
          <table:table-cell table:style-name="author_OdinPlus">
            <text:p>1.2.1</text:p>
          </table:table-cell>
          <table:table-cell table:style-name="author_OdinPlus">
            <text:p>Yes</text:p>
          </table:table-cell>
          <table:table-cell table:style-name="author_OdinPlus">
            <text:p>ModWish from OdinPlus Community - buildable dynamic storage containers for seeds, fruits, and vegetables!</text:p>
          </table:table-cell>
          <table:table-cell table:style-name="author_OdinPlus">
            <text:p>https://thunderstore.io/c/valheim/p/OdinPlus/OdinsFoodBarrels/</text:p>
          </table:table-cell>
        </table:table-row>
        <table:table-row>
          <table:table-cell table:style-name="author_OdinPlus">
            <text:p>OdinPlus</text:p>
          </table:table-cell>
          <table:table-cell table:style-name="author_OdinPlus">
            <text:p>OdinTrainingPlace</text:p>
          </table:table-cell>
          <table:table-cell table:style-name="author_OdinPlus">
            <text:p>1.6.2</text:p>
          </table:table-cell>
          <table:table-cell table:style-name="author_OdinPlus">
            <text:p>Yes</text:p>
          </table:table-cell>
          <table:table-cell table:style-name="author_OdinPlus">
            <text:p>Training Place is just simple mod for additional pieces thanks to which you can level up Your skills faster or just use them as decoration of your village. If you're building lover this is definitely another mod for you.</text:p>
          </table:table-cell>
          <table:table-cell table:style-name="author_OdinPlus">
            <text:p>https://thunderstore.io/c/valheim/p/OdinPlus/OdinTrainingPlace/</text:p>
          </table:table-cell>
        </table:table-row>
        <table:table-row>
          <table:table-cell table:style-name="author_OhhLoz">
            <text:p>OhhLoz</text:p>
          </table:table-cell>
          <table:table-cell table:style-name="author_OhhLoz">
            <text:p>HoneyPlus</text:p>
          </table:table-cell>
          <table:table-cell table:style-name="author_OhhLoz">
            <text:p>6.1.0</text:p>
          </table:table-cell>
          <table:table-cell table:style-name="author_OhhLoz">
            <text:p>Yes</text:p>
          </table:table-cell>
          <table:table-cell table:style-name="author_OhhLoz">
            <text:p>Adds new food items surrounding Honey</text:p>
          </table:table-cell>
          <table:table-cell table:style-name="author_OhhLoz">
            <text:p>https://thunderstore.io/c/valheim/p/OhhLoz/HoneyPlus/</text:p>
          </table:table-cell>
        </table:table-row>
        <table:table-row>
          <table:table-cell table:style-name="author_plumga">
            <text:p>plumga</text:p>
          </table:table-cell>
          <table:table-cell table:style-name="author_plumga">
            <text:p>Clutter</text:p>
          </table:table-cell>
          <table:table-cell table:style-name="author_plumga">
            <text:p>0.1.7</text:p>
          </table:table-cell>
          <table:table-cell table:style-name="author_plumga">
            <text:p>Yes</text:p>
          </table:table-cell>
          <table:table-cell table:style-name="author_plumga">
            <text:p>Adds a bunch of clutter and decor items.</text:p>
          </table:table-cell>
          <table:table-cell table:style-name="author_plumga">
            <text:p>https://thunderstore.io/c/valheim/p/plumga/Clutter/</text:p>
          </table:table-cell>
        </table:table-row>
        <table:table-row>
          <table:table-cell table:style-name="author_probablykory">
            <text:p>probablykory</text:p>
          </table:table-cell>
          <table:table-cell table:style-name="author_probablykory">
            <text:p>UsefulTrophies</text:p>
          </table:table-cell>
          <table:table-cell table:style-name="author_probablykory">
            <text:p>2.2.2</text:p>
          </table:table-cell>
          <table:table-cell table:style-name="author_probablykory">
            <text:p>Yes</text:p>
          </table:table-cell>
          <table:table-cell table:style-name="author_probablykory">
            <text:p>Improve your stats while reducing inventory clutter by consuming trophies.  Now with ServerSync!</text:p>
          </table:table-cell>
          <table:table-cell table:style-name="author_probablykory">
            <text:p>https://thunderstore.io/c/valheim/p/probablykory/UsefulTrophies/</text:p>
          </table:table-cell>
        </table:table-row>
        <table:table-row>
          <table:table-cell table:style-name="author_Rabid_Wolf_Studios">
            <text:p>Rabid_Wolf_Studios</text:p>
          </table:table-cell>
          <table:table-cell table:style-name="author_Rabid_Wolf_Studios">
            <text:p>Climbing</text:p>
          </table:table-cell>
          <table:table-cell table:style-name="author_Rabid_Wolf_Studios">
            <text:p>1.0.6</text:p>
          </table:table-cell>
          <table:table-cell table:style-name="author_Rabid_Wolf_Studios">
            <text:p>Yes</text:p>
          </table:table-cell>
          <table:table-cell table:style-name="author_Rabid_Wolf_Studios">
            <text:p>Adds a Climbing skill to the game, which reduces stamina usage when running up steep inclines</text:p>
          </table:table-cell>
          <table:table-cell table:style-name="author_Rabid_Wolf_Studios">
            <text:p>https://thunderstore.io/c/valheim/p/Rabid_Wolf_Studios/Climbing/</text:p>
          </table:table-cell>
        </table:table-row>
        <table:table-row>
          <table:table-cell table:style-name="author_RandyKnapp">
            <text:p>RandyKnapp</text:p>
          </table:table-cell>
          <table:table-cell table:style-name="author_RandyKnapp">
            <text:p>ImprovedBuildHud</text:p>
          </table:table-cell>
          <table:table-cell table:style-name="author_RandyKnapp">
            <text:p>1.0.8</text:p>
          </table:table-cell>
          <table:table-cell table:style-name="author_RandyKnapp">
            <text:p>Yes</text:p>
          </table:table-cell>
          <table:table-cell table:style-name="author_RandyKnapp">
            <text:p>Add the total can-build amount plus the player's current inventory count to the requirements.</text:p>
          </table:table-cell>
          <table:table-cell table:style-name="author_RandyKnapp">
            <text:p>https://thunderstore.io/c/valheim/p/RandyKnapp/ImprovedBuildHud/</text:p>
          </table:table-cell>
        </table:table-row>
        <table:table-row>
          <table:table-cell table:style-name="author_Revel">
            <text:p>Revel</text:p>
          </table:table-cell>
          <table:table-cell table:style-name="author_Revel">
            <text:p>FleeOnSight</text:p>
          </table:table-cell>
          <table:table-cell table:style-name="author_Revel">
            <text:p>1.1.1</text:p>
          </table:table-cell>
          <table:table-cell table:style-name="author_Revel">
            <text:p>Yes</text:p>
          </table:table-cell>
          <table:table-cell table:style-name="author_Revel">
            <text:p>Trash mobs like greyling flee on sight when their forsaken is killed. (configurable)</text:p>
          </table:table-cell>
          <table:table-cell table:style-name="author_Revel">
            <text:p>https://thunderstore.io/c/valheim/p/Revel/FleeOnSight/</text:p>
          </table:table-cell>
        </table:table-row>
        <table:table-row>
          <table:table-cell table:style-name="author_RustyMods">
            <text:p>RustyMods</text:p>
          </table:table-cell>
          <table:table-cell table:style-name="author_RustyMods">
            <text:p>Almanac</text:p>
          </table:table-cell>
          <table:table-cell table:style-name="author_RustyMods">
            <text:p>3.7.1</text:p>
          </table:table-cell>
          <table:table-cell table:style-name="author_RustyMods">
            <text:p>Yes</text:p>
          </table:table-cell>
          <table:table-cell table:style-name="author_RustyMods">
            <text:p>Achievements, Bounties, Treasure Hunt, Player Metrics, Leaderboard, Indexing, Marketplace, Lottery</text:p>
          </table:table-cell>
          <table:table-cell table:style-name="author_RustyMods">
            <text:p>https://thunderstore.io/c/valheim/p/RustyMods/Almanac/</text:p>
          </table:table-cell>
        </table:table-row>
        <table:table-row>
          <table:table-cell table:style-name="author_RustyMods">
            <text:p>RustyMods</text:p>
          </table:table-cell>
          <table:table-cell table:style-name="author_RustyMods">
            <text:p>Seasonality</text:p>
          </table:table-cell>
          <table:table-cell table:style-name="author_RustyMods">
            <text:p>3.7.3</text:p>
          </table:table-cell>
          <table:table-cell table:style-name="author_RustyMods">
            <text:p>Yes</text:p>
          </table:table-cell>
          <table:table-cell table:style-name="author_RustyMods">
            <text:p>Dynamic seasons by altering textures and colors, providing an immersive environmental experience that changes with time.</text:p>
          </table:table-cell>
          <table:table-cell table:style-name="author_RustyMods">
            <text:p>https://thunderstore.io/c/valheim/p/RustyMods/Seasonality/</text:p>
          </table:table-cell>
        </table:table-row>
        <table:table-row>
          <table:table-cell table:style-name="author_RustyMods">
            <text:p>RustyMods</text:p>
          </table:table-cell>
          <table:table-cell table:style-name="author_RustyMods">
            <text:p>Shipwright</text:p>
          </table:table-cell>
          <table:table-cell table:style-name="author_RustyMods">
            <text:p>1.0.2</text:p>
          </table:table-cell>
          <table:table-cell table:style-name="author_RustyMods">
            <text:p>Yes</text:p>
          </table:table-cell>
          <table:table-cell table:style-name="author_RustyMods">
            <text:p>Repair ships without a crafting station using hammer and bucket tool</text:p>
          </table:table-cell>
          <table:table-cell table:style-name="author_RustyMods">
            <text:p>https://thunderstore.io/c/valheim/p/RustyMods/Shipwright/</text:p>
          </table:table-cell>
        </table:table-row>
        <table:table-row>
          <table:table-cell table:style-name="author_Searica">
            <text:p>Searica</text:p>
          </table:table-cell>
          <table:table-cell table:style-name="author_Searica">
            <text:p>AdvancedTerrainModifiers</text:p>
          </table:table-cell>
          <table:table-cell table:style-name="author_Searica">
            <text:p>1.4.1</text:p>
          </table:table-cell>
          <table:table-cell table:style-name="author_Searica">
            <text:p>Yes</text:p>
          </table:table-cell>
          <table:table-cell table:style-name="author_Searica">
            <text:p>Quality of life building mod that improves how terrain manipulation with the hoe and cultivator works and adds new terrain manipulation tools.</text:p>
          </table:table-cell>
          <table:table-cell table:style-name="author_Searica">
            <text:p>https://thunderstore.io/c/valheim/p/Searica/AdvancedTerrainModifiers/</text:p>
          </table:table-cell>
        </table:table-row>
        <table:table-row>
          <table:table-cell table:style-name="author_Searica">
            <text:p>Searica</text:p>
          </table:table-cell>
          <table:table-cell table:style-name="author_Searica">
            <text:p>DiscoveryPins</text:p>
          </table:table-cell>
          <table:table-cell table:style-name="author_Searica">
            <text:p>0.3.10</text:p>
          </table:table-cell>
          <table:table-cell table:style-name="author_Searica">
            <text:p>Yes</text:p>
          </table:table-cell>
          <table:table-cell table:style-name="author_Searica">
            <text:p>QoL Map Pins mod. Customizable pin colors and automatic pinning of things you discover and interact with.</text:p>
          </table:table-cell>
          <table:table-cell table:style-name="author_Searica">
            <text:p>https://thunderstore.io/c/valheim/p/Searica/DiscoveryPins/</text:p>
          </table:table-cell>
        </table:table-row>
        <table:table-row>
          <table:table-cell table:style-name="author_Searica">
            <text:p>Searica</text:p>
          </table:table-cell>
          <table:table-cell table:style-name="author_Searica">
            <text:p>ExplorersVision</text:p>
          </table:table-cell>
          <table:table-cell table:style-name="author_Searica">
            <text:p>0.1.1</text:p>
          </table:table-cell>
          <table:table-cell table:style-name="author_Searica">
            <text:p>Yes</text:p>
          </table:table-cell>
          <table:table-cell table:style-name="author_Searica">
            <text:p>Configurable dynamic map explortation radius based on environmental visibility factors with optional configuration syncing if on server.</text:p>
          </table:table-cell>
          <table:table-cell table:style-name="author_Searica">
            <text:p>https://thunderstore.io/c/valheim/p/Searica/ExplorersVision/</text:p>
          </table:table-cell>
        </table:table-row>
        <table:table-row>
          <table:table-cell table:style-name="author_Searica">
            <text:p>Searica</text:p>
          </table:table-cell>
          <table:table-cell table:style-name="author_Searica">
            <text:p>FortifySkillsRedux</text:p>
          </table:table-cell>
          <table:table-cell table:style-name="author_Searica">
            <text:p>1.5.3</text:p>
          </table:table-cell>
          <table:table-cell table:style-name="author_Searica">
            <text:p>Yes</text:p>
          </table:table-cell>
          <table:table-cell table:style-name="author_Searica">
            <text:p>FortifySkillsRedux changes skill loss on death. Instead of being punished for dying by losing 5% of each skill, you are rewarded for staying alive longer. Each skill has a new fortified skill level that it resets to when you die.</text:p>
          </table:table-cell>
          <table:table-cell table:style-name="author_Searica">
            <text:p>https://thunderstore.io/c/valheim/p/Searica/FortifySkillsRedux/</text:p>
          </table:table-cell>
        </table:table-row>
        <table:table-row>
          <table:table-cell table:style-name="author_Searica">
            <text:p>Searica</text:p>
          </table:table-cell>
          <table:table-cell table:style-name="author_Searica">
            <text:p>More_Vanilla_Build_Prefabs</text:p>
          </table:table-cell>
          <table:table-cell table:style-name="author_Searica">
            <text:p>1.4.4</text:p>
          </table:table-cell>
          <table:table-cell table:style-name="author_Searica">
            <text:p>Yes</text:p>
          </table:table-cell>
          <table:table-cell table:style-name="author_Searica">
            <text:p>Adds almost everything in the vanilla game to the hammer for building in survival mode. Every piece can be customized and enabled/disabled. Comes with a default configuration for ease of use. Uses Jotunn to sync configs if installed on server.</text:p>
          </table:table-cell>
          <table:table-cell table:style-name="author_Searica">
            <text:p>https://thunderstore.io/c/valheim/p/Searica/More_Vanilla_Build_Prefabs/</text:p>
          </table:table-cell>
        </table:table-row>
        <table:table-row>
          <table:table-cell table:style-name="author_shudnal">
            <text:p>shudnal</text:p>
          </table:table-cell>
          <table:table-cell table:style-name="author_shudnal">
            <text:p>TradersExtended</text:p>
          </table:table-cell>
          <table:table-cell table:style-name="author_shudnal">
            <text:p>1.3.12</text:p>
          </table:table-cell>
          <table:table-cell table:style-name="author_shudnal">
            <text:p>Yes</text:p>
          </table:table-cell>
          <table:table-cell table:style-name="author_shudnal">
            <text:p>Trader specific buy and sell items lists. Store UI with sell list, filter and repair button. Gamepad support. Trader use coins. Markups and discounts.</text:p>
          </table:table-cell>
          <table:table-cell table:style-name="author_shudnal">
            <text:p>https://thunderstore.io/c/valheim/p/shudnal/TradersExtended/</text:p>
          </table:table-cell>
        </table:table-row>
        <table:table-row>
          <table:table-cell table:style-name="author_Smoothbrain">
            <text:p>Smoothbrain</text:p>
          </table:table-cell>
          <table:table-cell table:style-name="author_Smoothbrain">
            <text:p>Backpacks</text:p>
          </table:table-cell>
          <table:table-cell table:style-name="author_Smoothbrain">
            <text:p>1.3.6</text:p>
          </table:table-cell>
          <table:table-cell table:style-name="author_Smoothbrain">
            <text:p>Yes</text:p>
          </table:table-cell>
          <table:table-cell table:style-name="author_Smoothbrain">
            <text:p>Adds a very nice backpack and Build Your Own Backpack™!</text:p>
          </table:table-cell>
          <table:table-cell table:style-name="author_Smoothbrain">
            <text:p>https://thunderstore.io/c/valheim/p/Smoothbrain/Backpacks/</text:p>
          </table:table-cell>
        </table:table-row>
        <table:table-row>
          <table:table-cell table:style-name="author_Smoothbrain">
            <text:p>Smoothbrain</text:p>
          </table:table-cell>
          <table:table-cell table:style-name="author_Smoothbrain">
            <text:p>Blacksmithing</text:p>
          </table:table-cell>
          <table:table-cell table:style-name="author_Smoothbrain">
            <text:p>1.3.2</text:p>
          </table:table-cell>
          <table:table-cell table:style-name="author_Smoothbrain">
            <text:p>Yes</text:p>
          </table:table-cell>
          <table:table-cell table:style-name="author_Smoothbrain">
            <text:p>Adds a skill that increases the durability of armor and weapons and other perks for blacksmithing.</text:p>
          </table:table-cell>
          <table:table-cell table:style-name="author_Smoothbrain">
            <text:p>https://thunderstore.io/c/valheim/p/Smoothbrain/Blacksmithing/</text:p>
          </table:table-cell>
        </table:table-row>
        <table:table-row>
          <table:table-cell table:style-name="author_Smoothbrain">
            <text:p>Smoothbrain</text:p>
          </table:table-cell>
          <table:table-cell table:style-name="author_Smoothbrain">
            <text:p>Building</text:p>
          </table:table-cell>
          <table:table-cell table:style-name="author_Smoothbrain">
            <text:p>1.2.5</text:p>
          </table:table-cell>
          <table:table-cell table:style-name="author_Smoothbrain">
            <text:p>Yes</text:p>
          </table:table-cell>
          <table:table-cell table:style-name="author_Smoothbrain">
            <text:p>Adds a skill that increases the health of pieces built by you.</text:p>
          </table:table-cell>
          <table:table-cell table:style-name="author_Smoothbrain">
            <text:p>https://thunderstore.io/c/valheim/p/Smoothbrain/Building/</text:p>
          </table:table-cell>
        </table:table-row>
        <table:table-row>
          <table:table-cell table:style-name="author_Smoothbrain">
            <text:p>Smoothbrain</text:p>
          </table:table-cell>
          <table:table-cell table:style-name="author_Smoothbrain">
            <text:p>Cooking</text:p>
          </table:table-cell>
          <table:table-cell table:style-name="author_Smoothbrain">
            <text:p>1.2.1</text:p>
          </table:table-cell>
          <table:table-cell table:style-name="author_Smoothbrain">
            <text:p>Yes</text:p>
          </table:table-cell>
          <table:table-cell table:style-name="author_Smoothbrain">
            <text:p>Adds a skill that increases health, stamina, eitr and HP regeneration for cooked food.</text:p>
          </table:table-cell>
          <table:table-cell table:style-name="author_Smoothbrain">
            <text:p>https://thunderstore.io/c/valheim/p/Smoothbrain/Cooking/</text:p>
          </table:table-cell>
        </table:table-row>
        <table:table-row>
          <table:table-cell table:style-name="author_Smoothbrain">
            <text:p>Smoothbrain</text:p>
          </table:table-cell>
          <table:table-cell table:style-name="author_Smoothbrain">
            <text:p>DualWield</text:p>
          </table:table-cell>
          <table:table-cell table:style-name="author_Smoothbrain">
            <text:p>1.0.9</text:p>
          </table:table-cell>
          <table:table-cell table:style-name="author_Smoothbrain">
            <text:p>Yes</text:p>
          </table:table-cell>
          <table:table-cell table:style-name="author_Smoothbrain">
            <text:p>Twice the weapons, twice the fun.</text:p>
          </table:table-cell>
          <table:table-cell table:style-name="author_Smoothbrain">
            <text:p>https://thunderstore.io/c/valheim/p/Smoothbrain/DualWield/</text:p>
          </table:table-cell>
        </table:table-row>
        <table:table-row>
          <table:table-cell table:style-name="author_Smoothbrain">
            <text:p>Smoothbrain</text:p>
          </table:table-cell>
          <table:table-cell table:style-name="author_Smoothbrain">
            <text:p>Foraging</text:p>
          </table:table-cell>
          <table:table-cell table:style-name="author_Smoothbrain">
            <text:p>1.0.9</text:p>
          </table:table-cell>
          <table:table-cell table:style-name="author_Smoothbrain">
            <text:p>Yes</text:p>
          </table:table-cell>
          <table:table-cell table:style-name="author_Smoothbrain">
            <text:p>Adds a skill that increases item yield while foraging and makes berries and mushrooms respawn faster.</text:p>
          </table:table-cell>
          <table:table-cell table:style-name="author_Smoothbrain">
            <text:p>https://thunderstore.io/c/valheim/p/Smoothbrain/Foraging/</text:p>
          </table:table-cell>
        </table:table-row>
        <table:table-row>
          <table:table-cell table:style-name="author_Smoothbrain">
            <text:p>Smoothbrain</text:p>
          </table:table-cell>
          <table:table-cell table:style-name="author_Smoothbrain">
            <text:p>Lumberjacking</text:p>
          </table:table-cell>
          <table:table-cell table:style-name="author_Smoothbrain">
            <text:p>1.0.5</text:p>
          </table:table-cell>
          <table:table-cell table:style-name="author_Smoothbrain">
            <text:p>Yes</text:p>
          </table:table-cell>
          <table:table-cell table:style-name="author_Smoothbrain">
            <text:p>Replaces the wood cutting skill with a Lumberjacking skill.</text:p>
          </table:table-cell>
          <table:table-cell table:style-name="author_Smoothbrain">
            <text:p>https://thunderstore.io/c/valheim/p/Smoothbrain/Lumberjacking/</text:p>
          </table:table-cell>
        </table:table-row>
        <table:table-row>
          <table:table-cell table:style-name="author_Smoothbrain">
            <text:p>Smoothbrain</text:p>
          </table:table-cell>
          <table:table-cell table:style-name="author_Smoothbrain">
            <text:p>Mining</text:p>
          </table:table-cell>
          <table:table-cell table:style-name="author_Smoothbrain">
            <text:p>1.1.5</text:p>
          </table:table-cell>
          <table:table-cell table:style-name="author_Smoothbrain">
            <text:p>Yes</text:p>
          </table:table-cell>
          <table:table-cell table:style-name="author_Smoothbrain">
            <text:p>Adds a skill that increases damage dealt while mining and item yield from ore deposits.</text:p>
          </table:table-cell>
          <table:table-cell table:style-name="author_Smoothbrain">
            <text:p>https://thunderstore.io/c/valheim/p/Smoothbrain/Mining/</text:p>
          </table:table-cell>
        </table:table-row>
        <table:table-row>
          <table:table-cell table:style-name="author_Smoothbrain">
            <text:p>Smoothbrain</text:p>
          </table:table-cell>
          <table:table-cell table:style-name="author_Smoothbrain">
            <text:p>Network</text:p>
          </table:table-cell>
          <table:table-cell table:style-name="author_Smoothbrain">
            <text:p>1.0.2</text:p>
          </table:table-cell>
          <table:table-cell table:style-name="author_Smoothbrain">
            <text:p>Yes</text:p>
          </table:table-cell>
          <table:table-cell table:style-name="author_Smoothbrain">
            <text:p>Uncaps the sending and receiving limit for network traffic.</text:p>
          </table:table-cell>
          <table:table-cell table:style-name="author_Smoothbrain">
            <text:p>https://thunderstore.io/c/valheim/p/Smoothbrain/Network/</text:p>
          </table:table-cell>
        </table:table-row>
        <table:table-row>
          <table:table-cell table:style-name="author_Smoothbrain">
            <text:p>Smoothbrain</text:p>
          </table:table-cell>
          <table:table-cell table:style-name="author_Smoothbrain">
            <text:p>Ranching</text:p>
          </table:table-cell>
          <table:table-cell table:style-name="author_Smoothbrain">
            <text:p>1.1.3</text:p>
          </table:table-cell>
          <table:table-cell table:style-name="author_Smoothbrain">
            <text:p>Yes</text:p>
          </table:table-cell>
          <table:table-cell table:style-name="author_Smoothbrain">
            <text:p>Adds a skill that makes taming animals faster and increases item yield of tamed creatures.</text:p>
          </table:table-cell>
          <table:table-cell table:style-name="author_Smoothbrain">
            <text:p>https://thunderstore.io/c/valheim/p/Smoothbrain/Ranching/</text:p>
          </table:table-cell>
        </table:table-row>
        <table:table-row>
          <table:table-cell table:style-name="author_Smoothbrain">
            <text:p>Smoothbrain</text:p>
          </table:table-cell>
          <table:table-cell table:style-name="author_Smoothbrain">
            <text:p>Sailing</text:p>
          </table:table-cell>
          <table:table-cell table:style-name="author_Smoothbrain">
            <text:p>1.1.7</text:p>
          </table:table-cell>
          <table:table-cell table:style-name="author_Smoothbrain">
            <text:p>Yes</text:p>
          </table:table-cell>
          <table:table-cell table:style-name="author_Smoothbrain">
            <text:p>Adds a skill that increases the health of ships, sailing speed and exploration radius while sailing.</text:p>
          </table:table-cell>
          <table:table-cell table:style-name="author_Smoothbrain">
            <text:p>https://thunderstore.io/c/valheim/p/Smoothbrain/Sailing/</text:p>
          </table:table-cell>
        </table:table-row>
        <table:table-row>
          <table:table-cell table:style-name="author_TastyChickenLegs">
            <text:p>TastyChickenLegs</text:p>
          </table:table-cell>
          <table:table-cell table:style-name="author_TastyChickenLegs">
            <text:p>LongerDays</text:p>
          </table:table-cell>
          <table:table-cell table:style-name="author_TastyChickenLegs">
            <text:p>1.1.1</text:p>
          </table:table-cell>
          <table:table-cell table:style-name="author_TastyChickenLegs">
            <text:p>Yes</text:p>
          </table:table-cell>
          <table:table-cell table:style-name="author_TastyChickenLegs">
            <text:p>Updated for Ashlands. Change speed of the day.  SpeedRate is by default 50% or twice as long days.</text:p>
          </table:table-cell>
          <table:table-cell table:style-name="author_TastyChickenLegs">
            <text:p>https://thunderstore.io/c/valheim/p/TastyChickenLegs/LongerDays/</text:p>
          </table:table-cell>
        </table:table-row>
        <table:table-row>
          <table:table-cell table:style-name="author_Therzie">
            <text:p>Therzie</text:p>
          </table:table-cell>
          <table:table-cell table:style-name="author_Therzie">
            <text:p>Armory</text:p>
          </table:table-cell>
          <table:table-cell table:style-name="author_Therzie">
            <text:p>1.3.1</text:p>
          </table:table-cell>
          <table:table-cell table:style-name="author_Therzie">
            <text:p>Yes</text:p>
          </table:table-cell>
          <table:table-cell table:style-name="author_Therzie">
            <text:p>Adds the Armory forge that offers new variants of original armors that upgrade to the next biome.</text:p>
          </table:table-cell>
          <table:table-cell table:style-name="author_Therzie">
            <text:p>https://thunderstore.io/c/valheim/p/Therzie/Armory/</text:p>
          </table:table-cell>
        </table:table-row>
        <table:table-row>
          <table:table-cell table:style-name="author_Therzie">
            <text:p>Therzie</text:p>
          </table:table-cell>
          <table:table-cell table:style-name="author_Therzie">
            <text:p>Monstrum</text:p>
          </table:table-cell>
          <table:table-cell table:style-name="author_Therzie">
            <text:p>1.5.1</text:p>
          </table:table-cell>
          <table:table-cell table:style-name="author_Therzie">
            <text:p>Yes</text:p>
          </table:table-cell>
          <table:table-cell table:style-name="author_Therzie">
            <text:p>Adds new monsters and mini-bosses to fight and tame for original Valheim up till Mistlands.</text:p>
          </table:table-cell>
          <table:table-cell table:style-name="author_Therzie">
            <text:p>https://thunderstore.io/c/valheim/p/Therzie/Monstrum/</text:p>
          </table:table-cell>
        </table:table-row>
        <table:table-row>
          <table:table-cell table:style-name="author_Therzie">
            <text:p>Therzie</text:p>
          </table:table-cell>
          <table:table-cell table:style-name="author_Therzie">
            <text:p>Warfare</text:p>
          </table:table-cell>
          <table:table-cell table:style-name="author_Therzie">
            <text:p>1.8.9</text:p>
          </table:table-cell>
          <table:table-cell table:style-name="author_Therzie">
            <text:p>Yes</text:p>
          </table:table-cell>
          <table:table-cell table:style-name="author_Therzie">
            <text:p>Fills the weapon and shields gap in vanilla Valheim and with MANY new weapons and unique extras!</text:p>
          </table:table-cell>
          <table:table-cell table:style-name="author_Therzie">
            <text:p>https://thunderstore.io/c/valheim/p/Therzie/Warfare/</text:p>
          </table:table-cell>
        </table:table-row>
        <table:table-row>
          <table:table-cell table:style-name="author_ValheimModding">
            <text:p>ValheimModding</text:p>
          </table:table-cell>
          <table:table-cell table:style-name="author_ValheimModding">
            <text:p>Jotunn</text:p>
          </table:table-cell>
          <table:table-cell table:style-name="author_ValheimModding">
            <text:p>2.27.0</text:p>
          </table:table-cell>
          <table:table-cell table:style-name="author_ValheimModding">
            <text:p>Yes</text:p>
          </table:table-cell>
          <table:table-cell table:style-name="author_ValheimModding">
            <text:p>Jötunn (/ˈjɔːtʊn/, 'giant'), the Valheim Library was created with the goal of making the lives of mod developers easier. It enables you to create mods for Valheim using an abstracted API so you can focus on the actual content creation.</text:p>
          </table:table-cell>
          <table:table-cell table:style-name="author_ValheimModding">
            <text:p>https://thunderstore.io/c/valheim/p/ValheimModding/Jotunn/</text:p>
          </table:table-cell>
        </table:table-row>
        <table:table-row>
          <table:table-cell table:style-name="author_ValheimModding">
            <text:p>ValheimModding</text:p>
          </table:table-cell>
          <table:table-cell table:style-name="author_ValheimModding">
            <text:p>JsonDotNET</text:p>
          </table:table-cell>
          <table:table-cell table:style-name="author_ValheimModding">
            <text:p>13.0.4</text:p>
          </table:table-cell>
          <table:table-cell table:style-name="author_ValheimModding">
            <text:p>Yes</text:p>
          </table:table-cell>
          <table:table-cell table:style-name="author_ValheimModding">
            <text:p>Shared version 13.0.3 of Json.NET from Newtonsoft, net45 package for use in Valheim mods. Maintained by the ValheimModding team.</text:p>
          </table:table-cell>
          <table:table-cell table:style-name="author_ValheimModding">
            <text:p>https://thunderstore.io/c/valheim/p/ValheimModding/JsonDotNET/</text:p>
          </table:table-cell>
        </table:table-row>
        <table:table-row>
          <table:table-cell table:style-name="author_ValheimModding">
            <text:p>ValheimModding</text:p>
          </table:table-cell>
          <table:table-cell table:style-name="author_ValheimModding">
            <text:p>YamlDotNet</text:p>
          </table:table-cell>
          <table:table-cell table:style-name="author_ValheimModding">
            <text:p>16.3.1</text:p>
          </table:table-cell>
          <table:table-cell table:style-name="author_ValheimModding">
            <text:p>Yes</text:p>
          </table:table-cell>
          <table:table-cell table:style-name="author_ValheimModding">
            <text:p>Shared version 16.3.0 of YamlDotNet from Antoine Aubry and contributors, net47 package for use in Valheim mods. Maintained by the ValheimModding team.</text:p>
          </table:table-cell>
          <table:table-cell table:style-name="author_ValheimModding">
            <text:p>https://thunderstore.io/c/valheim/p/ValheimModding/YamlDotNet/</text:p>
          </table:table-cell>
        </table:table-row>
        <table:table-row>
          <table:table-cell table:style-name="author_Vapok">
            <text:p>Vapok</text:p>
          </table:table-cell>
          <table:table-cell table:style-name="author_Vapok">
            <text:p>ShieldMeBruh</text:p>
          </table:table-cell>
          <table:table-cell table:style-name="author_Vapok">
            <text:p>1.1.2</text:p>
          </table:table-cell>
          <table:table-cell table:style-name="author_Vapok">
            <text:p>Yes</text:p>
          </table:table-cell>
          <table:table-cell table:style-name="author_Vapok">
            <text:p>A Valheim Quality of Life Mod that will auto equip a selected shield when a one-handed weapon is equipped. I need a shield! Shield me Bruh!</text:p>
          </table:table-cell>
          <table:table-cell table:style-name="author_Vapok">
            <text:p>https://thunderstore.io/c/valheim/p/Vapok/ShieldMeBruh/</text:p>
          </table:table-cell>
        </table:table-row>
        <table:table-row>
          <table:table-cell table:style-name="author_VentureValheim">
            <text:p>VentureValheim</text:p>
          </table:table-cell>
          <table:table-cell table:style-name="author_VentureValheim">
            <text:p>Meadingful_Icons</text:p>
          </table:table-cell>
          <table:table-cell table:style-name="author_VentureValheim">
            <text:p>0.2.0</text:p>
          </table:table-cell>
          <table:table-cell table:style-name="author_VentureValheim">
            <text:p>Yes</text:p>
          </table:table-cell>
          <table:table-cell table:style-name="author_VentureValheim">
            <text:p>Adds identifiers to the different mead base icons in the game. Increases the maximum stack size of mead bases, configurable.</text:p>
          </table:table-cell>
          <table:table-cell table:style-name="author_VentureValheim">
            <text:p>https://thunderstore.io/c/valheim/p/VentureValheim/Meadingful_Icons/</text:p>
          </table:table-cell>
        </table:table-row>
        <table:table-row>
          <table:table-cell table:style-name="author_VentureValheim">
            <text:p>VentureValheim</text:p>
          </table:table-cell>
          <table:table-cell table:style-name="author_VentureValheim">
            <text:p>Venture_Multiplayer_Tweaks</text:p>
          </table:table-cell>
          <table:table-cell table:style-name="author_VentureValheim">
            <text:p>0.11.7</text:p>
          </table:table-cell>
          <table:table-cell table:style-name="author_VentureValheim">
            <text:p>Yes</text:p>
          </table:table-cell>
          <table:table-cell table:style-name="author_VentureValheim">
            <text:p>Commonly requested tweaks for servers and single player modes. Toggle the Valkyrie opening, track Hugin tutorials, customize arrival messages, hide the Trader/Temple map pins, PVP options, disable pings, and more!</text:p>
          </table:table-cell>
          <table:table-cell table:style-name="author_VentureValheim">
            <text:p>https://thunderstore.io/c/valheim/p/VentureValheim/Venture_Multiplayer_Tweaks/</text:p>
          </table:table-cell>
        </table:table-row>
        <table:table-row>
          <table:table-cell table:style-name="author_VentureValheim">
            <text:p>VentureValheim</text:p>
          </table:table-cell>
          <table:table-cell table:style-name="author_VentureValheim">
            <text:p>World_Advancement_Progression</text:p>
          </table:table-cell>
          <table:table-cell table:style-name="author_VentureValheim">
            <text:p>0.3.11</text:p>
          </table:table-cell>
          <table:table-cell table:style-name="author_VentureValheim">
            <text:p>Yes</text:p>
          </table:table-cell>
          <table:table-cell table:style-name="author_VentureValheim">
            <text:p>Control skill levels, trader items, and manage world and individual player keys! Lock different actions behind an enforced boss progression to control the rate at which players advance.</text:p>
          </table:table-cell>
          <table:table-cell table:style-name="author_VentureValheim">
            <text:p>https://thunderstore.io/c/valheim/p/VentureValheim/World_Advancement_Progression/</text:p>
          </table:table-cell>
        </table:table-row>
        <table:table-row>
          <table:table-cell table:style-name="author_warpalicious">
            <text:p>warpalicious</text:p>
          </table:table-cell>
          <table:table-cell table:style-name="author_warpalicious">
            <text:p>Blackforest_Pack_1</text:p>
          </table:table-cell>
          <table:table-cell table:style-name="author_warpalicious">
            <text:p>1.1.2</text:p>
          </table:table-cell>
          <table:table-cell table:style-name="author_warpalicious">
            <text:p>Yes</text:p>
          </table:table-cell>
          <table:table-cell table:style-name="author_warpalicious">
            <text:p>Adds 9 new custom locations to the Blackforest biome. Part of the More World Locations series</text:p>
          </table:table-cell>
          <table:table-cell table:style-name="author_warpalicious">
            <text:p>https://thunderstore.io/c/valheim/p/warpalicious/Blackforest_Pack_1/</text:p>
          </table:table-cell>
        </table:table-row>
        <table:table-row>
          <table:table-cell table:style-name="author_warpalicious">
            <text:p>warpalicious</text:p>
          </table:table-cell>
          <table:table-cell table:style-name="author_warpalicious">
            <text:p>Meadows_Pack_1</text:p>
          </table:table-cell>
          <table:table-cell table:style-name="author_warpalicious">
            <text:p>1.1.3</text:p>
          </table:table-cell>
          <table:table-cell table:style-name="author_warpalicious">
            <text:p>Yes</text:p>
          </table:table-cell>
          <table:table-cell table:style-name="author_warpalicious">
            <text:p>Adds 10 new custom locations to the Meadows biome. Part of the More World Locations series</text:p>
          </table:table-cell>
          <table:table-cell table:style-name="author_warpalicious">
            <text:p>https://thunderstore.io/c/valheim/p/warpalicious/Meadows_Pack_1/</text:p>
          </table:table-cell>
        </table:table-row>
        <table:table-row>
          <table:table-cell table:style-name="author_warpalicious">
            <text:p>warpalicious</text:p>
          </table:table-cell>
          <table:table-cell table:style-name="author_warpalicious">
            <text:p>Mistlands_Pack_1</text:p>
          </table:table-cell>
          <table:table-cell table:style-name="author_warpalicious">
            <text:p>1.1.5</text:p>
          </table:table-cell>
          <table:table-cell table:style-name="author_warpalicious">
            <text:p>Yes</text:p>
          </table:table-cell>
          <table:table-cell table:style-name="author_warpalicious">
            <text:p>Adds 10 new custom locations to the Mistlands biome. Part of the More World Locations series</text:p>
          </table:table-cell>
          <table:table-cell table:style-name="author_warpalicious">
            <text:p>https://thunderstore.io/c/valheim/p/warpalicious/Mistlands_Pack_1/</text:p>
          </table:table-cell>
        </table:table-row>
        <table:table-row>
          <table:table-cell table:style-name="author_warpalicious">
            <text:p>warpalicious</text:p>
          </table:table-cell>
          <table:table-cell table:style-name="author_warpalicious">
            <text:p>More_World_Traders</text:p>
          </table:table-cell>
          <table:table-cell table:style-name="author_warpalicious">
            <text:p>1.0.11</text:p>
          </table:table-cell>
          <table:table-cell table:style-name="author_warpalicious">
            <text:p>Yes</text:p>
          </table:table-cell>
          <table:table-cell table:style-name="author_warpalicious">
            <text:p>Adds 7 new traders with unique items only available via purchase.</text:p>
          </table:table-cell>
          <table:table-cell table:style-name="author_warpalicious">
            <text:p>https://thunderstore.io/c/valheim/p/warpalicious/More_World_Traders/</text:p>
          </table:table-cell>
        </table:table-row>
        <table:table-row>
          <table:table-cell table:style-name="author_warpalicious">
            <text:p>warpalicious</text:p>
          </table:table-cell>
          <table:table-cell table:style-name="author_warpalicious">
            <text:p>Mountains_Pack_1</text:p>
          </table:table-cell>
          <table:table-cell table:style-name="author_warpalicious">
            <text:p>1.1.4</text:p>
          </table:table-cell>
          <table:table-cell table:style-name="author_warpalicious">
            <text:p>Yes</text:p>
          </table:table-cell>
          <table:table-cell table:style-name="author_warpalicious">
            <text:p>Adds 9 new custom locations to the Mountains biome. Part of the More World Locations series</text:p>
          </table:table-cell>
          <table:table-cell table:style-name="author_warpalicious">
            <text:p>https://thunderstore.io/c/valheim/p/warpalicious/Mountains_Pack_1/</text:p>
          </table:table-cell>
        </table:table-row>
        <table:table-row>
          <table:table-cell table:style-name="author_warpalicious">
            <text:p>warpalicious</text:p>
          </table:table-cell>
          <table:table-cell table:style-name="author_warpalicious">
            <text:p>Plains_Pack_1</text:p>
          </table:table-cell>
          <table:table-cell table:style-name="author_warpalicious">
            <text:p>1.1.3</text:p>
          </table:table-cell>
          <table:table-cell table:style-name="author_warpalicious">
            <text:p>Yes</text:p>
          </table:table-cell>
          <table:table-cell table:style-name="author_warpalicious">
            <text:p>Adds 11 new custom locations to the Plains biome. Part of the More World Locations series</text:p>
          </table:table-cell>
          <table:table-cell table:style-name="author_warpalicious">
            <text:p>https://thunderstore.io/c/valheim/p/warpalicious/Plains_Pack_1/</text:p>
          </table:table-cell>
        </table:table-row>
        <table:table-row>
          <table:table-cell table:style-name="author_warpalicious">
            <text:p>warpalicious</text:p>
          </table:table-cell>
          <table:table-cell table:style-name="author_warpalicious">
            <text:p>Swamp_Pack_1</text:p>
          </table:table-cell>
          <table:table-cell table:style-name="author_warpalicious">
            <text:p>1.2.2</text:p>
          </table:table-cell>
          <table:table-cell table:style-name="author_warpalicious">
            <text:p>Yes</text:p>
          </table:table-cell>
          <table:table-cell table:style-name="author_warpalicious">
            <text:p>Adds 18 new custom locations to the Swamp biome. Part of the More World Locations series</text:p>
          </table:table-cell>
          <table:table-cell table:style-name="author_warpalicious">
            <text:p>https://thunderstore.io/c/valheim/p/warpalicious/Swamp_Pack_1/</text:p>
          </table:table-cell>
        </table:table-row>
        <table:table-row>
          <table:table-cell table:style-name="author_warpalicious">
            <text:p>warpalicious</text:p>
          </table:table-cell>
          <table:table-cell table:style-name="author_warpalicious">
            <text:p>Underground_Ruins</text:p>
          </table:table-cell>
          <table:table-cell table:style-name="author_warpalicious">
            <text:p>1.0.8</text:p>
          </table:table-cell>
          <table:table-cell table:style-name="author_warpalicious">
            <text:p>Yes</text:p>
          </table:table-cell>
          <table:table-cell table:style-name="author_warpalicious">
            <text:p>Adds a new Blackforest dungeon with puzzles, randomly generated layouts, and vanilla-friendly progression.</text:p>
          </table:table-cell>
          <table:table-cell table:style-name="author_warpalicious">
            <text:p>https://thunderstore.io/c/valheim/p/warpalicious/Underground_Ruins/</text:p>
          </table:table-cell>
        </table:table-row>
        <table:table-row>
          <table:table-cell table:style-name="author_Yggdrah">
            <text:p>Yggdrah</text:p>
          </table:table-cell>
          <table:table-cell table:style-name="author_Yggdrah">
            <text:p>BetterRiding</text:p>
          </table:table-cell>
          <table:table-cell table:style-name="author_Yggdrah">
            <text:p>1.2.8</text:p>
          </table:table-cell>
          <table:table-cell table:style-name="author_Yggdrah">
            <text:p>Yes</text:p>
          </table:table-cell>
          <table:table-cell table:style-name="author_Yggdrah">
            <text:p>Better Mount Riding, Mount Attack and Flying Experience</text:p>
          </table:table-cell>
          <table:table-cell table:style-name="author_Yggdrah">
            <text:p>https://thunderstore.io/c/valheim/p/Yggdrah/BetterRiding/</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2</meta:generator>
  </office:meta>
</office:document-meta>
</file>